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c2d9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1.763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solid" draw:fill-color="#d7e3bf" draw:shadow="hidden"/>
    </style:style>
    <style:style style:name="gr5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2.311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none" draw:fill="none" draw:textarea-vertical-align="middle" fo:min-height="1.557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none" draw:fill="none" draw:textarea-vertical-align="middle" fo:min-height="1.915cm" fo:min-width="2.54cm" fo:padding-top="0.071cm" fo:padding-bottom="0.071cm" fo:padding-left="0.071cm" fo:padding-right="0.071cm"/>
    </style:style>
    <style:style style:name="gr9" style:family="graphic" style:parent-style-name="standard">
      <style:graphic-properties draw:stroke="none" draw:fill="none" draw:textarea-vertical-align="middle" fo:min-height="1.001cm" fo:min-width="2.54cm" fo:padding-top="0.071cm" fo:padding-bottom="0.071cm" fo:padding-left="0.071cm" fo:padding-right="0.071cm"/>
    </style:style>
    <style:style style:name="gr10" style:family="graphic" style:parent-style-name="standard">
      <style:graphic-properties draw:stroke="none" draw:fill="none" draw:textarea-vertical-align="middle" fo:min-height="0.748cm" fo:min-width="2.54cm" fo:padding-top="0.071cm" fo:padding-bottom="0.071cm" fo:padding-left="0.071cm" fo:padding-right="0.071cm"/>
    </style:style>
    <style:style style:name="P1" style:family="paragraph">
      <loext:graphic-properties draw:fill="solid" draw:fill-color="#ccc2d9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d7e3bf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2" style:family="text">
      <style:text-properties fo:color="#000000" style:font-name="Calibri1" fo:font-size="12p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2.54cm" svg:height="1.905cm" svg:x="18.733cm" svg:y="24.289cm" svg:viewBox="0 0 2541 1906" draw:points="0,1906 2541,1906 2541,0 0,0">
              <text:p/>
            </draw:polygon>
            <draw:polygon draw:style-name="gr2" draw:text-style-name="P2" draw:layer="layout" svg:width="2.54cm" svg:height="1.905cm" svg:x="18.733cm" svg:y="24.289cm" svg:viewBox="0 0 2541 1906" draw:points="0,1906 2541,1906 2541,0 0,0">
              <text:p/>
            </draw:polygon>
          </draw:g>
          <draw:frame draw:style-name="gr3" draw:text-style-name="P2" draw:layer="layout" svg:width="2.54cm" svg:height="2.453cm" svg:x="18.733cm" svg:y="24.015cm">
            <draw:text-box>
              <text:p text:style-name="P3"><text:span text:style-name="T1">Master </text:span><text:span text:style-name="T1">boards with </text:span><text:span text:style-name="T1">multiple </text:span><text:span text:style-name="T1">boards <text:s/>that </text:span><text:span text:style-name="T1">roll up to the </text:span><text:span text:style-name="T1">master or </text:span><text:span text:style-name="T1">link to the </text:span><text:span text:style-name="T1">master</text:span></text:p>
            </draw:text-box>
          </draw:frame>
        </draw:g>
        <draw:g>
          <draw:g>
            <draw:polygon draw:style-name="gr4" draw:text-style-name="P4" draw:layer="layout" svg:width="2.54cm" svg:height="1.905cm" svg:x="1.27cm" svg:y="1.588cm" svg:viewBox="0 0 2541 1906" draw:points="0,1906 2541,1906 2541,0 0,0">
              <text:p/>
            </draw:polygon>
            <draw:polygon draw:style-name="gr2" draw:text-style-name="P2" draw:layer="layout" svg:width="2.54cm" svg:height="1.905cm" svg:x="1.27cm" svg:y="1.588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.27cm" svg:y="1.588cm">
            <draw:text-box>
              <text:p text:style-name="P3"><text:span text:style-name="T1">Current </text:span></text:p>
            </draw:text-box>
          </draw:frame>
        </draw:g>
        <draw:frame draw:style-name="gr5" draw:text-style-name="P2" draw:layer="layout" svg:width="5.362cm" svg:height="0.779cm" svg:x="17.321cm" svg:y="0.599cm">
          <draw:text-box>
            <text:p text:style-name="P3"><text:span text:style-name="T2">Lean </text:span><text:span text:style-name="T2">Sticky </text:span><text:span text:style-name="T2">Notes</text:span></text:p>
          </draw:text-box>
        </draw:frame>
        <draw:g>
          <draw:g>
            <draw:polygon draw:style-name="gr4" draw:text-style-name="P4" draw:layer="layout" svg:width="2.54cm" svg:height="1.905cm" svg:x="6.668cm" svg:y="1.588cm" svg:viewBox="0 0 2541 1906" draw:points="0,1906 2541,1906 2541,0 0,0">
              <text:p/>
            </draw:polygon>
            <draw:polygon draw:style-name="gr2" draw:text-style-name="P2" draw:layer="layout" svg:width="2.54cm" svg:height="1.905cm" svg:x="6.668cm" svg:y="1.588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6.668cm" svg:y="1.588cm">
            <draw:text-box>
              <text:p text:style-name="P3"><text:span text:style-name="T1">Update </text:span><text:span text:style-name="T1">Current UI</text:span></text:p>
            </draw:text-box>
          </draw:frame>
        </draw:g>
        <draw:g>
          <draw:g>
            <draw:polygon draw:style-name="gr4" draw:text-style-name="P4" draw:layer="layout" svg:width="2.54cm" svg:height="1.905cm" svg:x="14.287cm" svg:y="1.588cm" svg:viewBox="0 0 2541 1906" draw:points="0,1906 2541,1906 2541,0 0,0">
              <text:p/>
            </draw:polygon>
            <draw:polygon draw:style-name="gr2" draw:text-style-name="P2" draw:layer="layout" svg:width="2.54cm" svg:height="1.905cm" svg:x="14.287cm" svg:y="1.588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4.287cm" svg:y="1.588cm">
            <draw:text-box>
              <text:p text:style-name="P3"><text:span text:style-name="T1">New Items</text:span></text:p>
            </draw:text-box>
          </draw:frame>
        </draw:g>
        <draw:g>
          <draw:g>
            <draw:polygon draw:style-name="gr4" draw:text-style-name="P4" draw:layer="layout" svg:width="2.54cm" svg:height="1.905cm" svg:x="20.003cm" svg:y="1.588cm" svg:viewBox="0 0 2541 1906" draw:points="0,1906 2541,1906 2541,0 0,0">
              <text:p/>
            </draw:polygon>
            <draw:polygon draw:style-name="gr2" draw:text-style-name="P2" draw:layer="layout" svg:width="2.54cm" svg:height="1.905cm" svg:x="20.003cm" svg:y="1.588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0.003cm" svg:y="1.588cm">
            <draw:text-box>
              <text:p text:style-name="P3"><text:span text:style-name="T1">Function</text:span></text:p>
            </draw:text-box>
          </draw:frame>
        </draw:g>
        <draw:g>
          <draw:g>
            <draw:polygon draw:style-name="gr4" draw:text-style-name="P4" draw:layer="layout" svg:width="2.54cm" svg:height="1.905cm" svg:x="25.718cm" svg:y="1.588cm" svg:viewBox="0 0 2541 1906" draw:points="0,1906 2541,1906 2541,0 0,0">
              <text:p/>
            </draw:polygon>
            <draw:polygon draw:style-name="gr2" draw:text-style-name="P2" draw:layer="layout" svg:width="2.54cm" svg:height="1.905cm" svg:x="25.718cm" svg:y="1.588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718cm" svg:y="1.588cm">
            <draw:text-box>
              <text:p text:style-name="P3"><text:span text:style-name="T1">New Ideas</text:span></text:p>
            </draw:text-box>
          </draw:frame>
        </draw:g>
        <draw:g>
          <draw:g>
            <draw:polygon draw:style-name="gr1" draw:text-style-name="P1" draw:layer="layout" svg:width="2.54cm" svg:height="1.905cm" svg:x="1.27cm" svg:y="4.445cm" svg:viewBox="0 0 2541 1906" draw:points="0,1906 2541,1906 2541,0 0,0">
              <text:p/>
            </draw:polygon>
            <draw:polygon draw:style-name="gr2" draw:text-style-name="P2" draw:layer="layout" svg:width="2.54cm" svg:height="1.905cm" svg:x="1.27cm" svg:y="4.445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.27cm" svg:y="4.445cm">
            <draw:text-box>
              <text:p text:style-name="P3"><text:span text:style-name="T1">Review </text:span><text:span text:style-name="T1">current </text:span><text:span text:style-name="T1">system</text:span></text:p>
            </draw:text-box>
          </draw:frame>
        </draw:g>
        <draw:g>
          <draw:g>
            <draw:polygon draw:style-name="gr1" draw:text-style-name="P1" draw:layer="layout" svg:width="2.54cm" svg:height="1.905cm" svg:x="1.27cm" svg:y="6.401cm" svg:viewBox="0 0 2541 1906" draw:points="0,1906 2541,1906 2541,0 0,0">
              <text:p/>
            </draw:polygon>
            <draw:polygon draw:style-name="gr2" draw:text-style-name="P2" draw:layer="layout" svg:width="2.54cm" svg:height="1.905cm" svg:x="1.27cm" svg:y="6.401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.27cm" svg:y="6.401cm">
            <draw:text-box>
              <text:p text:style-name="P3"><text:span text:style-name="T1">Default color</text:span></text:p>
            </draw:text-box>
          </draw:frame>
        </draw:g>
        <draw:g>
          <draw:g>
            <draw:polygon draw:style-name="gr1" draw:text-style-name="P1" draw:layer="layout" svg:width="2.54cm" svg:height="1.905cm" svg:x="5.398cm" svg:y="4.445cm" svg:viewBox="0 0 2541 1906" draw:points="0,1906 2541,1906 2541,0 0,0">
              <text:p/>
            </draw:polygon>
            <draw:polygon draw:style-name="gr2" draw:text-style-name="P2" draw:layer="layout" svg:width="2.54cm" svg:height="1.905cm" svg:x="5.398cm" svg:y="4.445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.398cm" svg:y="4.445cm">
            <draw:text-box>
              <text:p text:style-name="P3"><text:span text:style-name="T1">Default </text:span><text:span text:style-name="T1">Contrib</text:span></text:p>
            </draw:text-box>
          </draw:frame>
        </draw:g>
        <draw:g>
          <draw:g>
            <draw:polygon draw:style-name="gr1" draw:text-style-name="P1" draw:layer="layout" svg:width="2.54cm" svg:height="1.905cm" svg:x="5.398cm" svg:y="6.401cm" svg:viewBox="0 0 2541 1906" draw:points="0,1906 2541,1906 2541,0 0,0">
              <text:p/>
            </draw:polygon>
            <draw:polygon draw:style-name="gr2" draw:text-style-name="P2" draw:layer="layout" svg:width="2.54cm" svg:height="1.905cm" svg:x="5.398cm" svg:y="6.401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.398cm" svg:y="6.401cm">
            <draw:text-box>
              <text:p text:style-name="P3"><text:span text:style-name="T1">Default Date</text:span></text:p>
            </draw:text-box>
          </draw:frame>
        </draw:g>
        <draw:g>
          <draw:g>
            <draw:polygon draw:style-name="gr1" draw:text-style-name="P1" draw:layer="layout" svg:width="2.54cm" svg:height="1.905cm" svg:x="5.398cm" svg:y="8.357cm" svg:viewBox="0 0 2541 1906" draw:points="0,1906 2541,1906 2541,0 0,0">
              <text:p/>
            </draw:polygon>
            <draw:polygon draw:style-name="gr2" draw:text-style-name="P2" draw:layer="layout" svg:width="2.54cm" svg:height="1.905cm" svg:x="5.398cm" svg:y="8.357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.398cm" svg:y="8.357cm">
            <draw:text-box>
              <text:p text:style-name="P3"><text:span text:style-name="T1">Board </text:span><text:span text:style-name="T1">versioning</text:span></text:p>
            </draw:text-box>
          </draw:frame>
        </draw:g>
        <draw:g>
          <draw:g>
            <draw:polygon draw:style-name="gr1" draw:text-style-name="P1" draw:layer="layout" svg:width="2.54cm" svg:height="1.905cm" svg:x="5.398cm" svg:y="10.312cm" svg:viewBox="0 0 2541 1906" draw:points="0,1906 2541,1906 2541,0 0,0">
              <text:p/>
            </draw:polygon>
            <draw:polygon draw:style-name="gr2" draw:text-style-name="P2" draw:layer="layout" svg:width="2.54cm" svg:height="1.905cm" svg:x="5.398cm" svg:y="10.31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.398cm" svg:y="10.312cm">
            <draw:text-box>
              <text:p text:style-name="P3"><text:span text:style-name="T1">Board </text:span><text:span text:style-name="T1">Reminders</text:span></text:p>
            </draw:text-box>
          </draw:frame>
        </draw:g>
        <draw:g>
          <draw:g>
            <draw:polygon draw:style-name="gr1" draw:text-style-name="P1" draw:layer="layout" svg:width="2.54cm" svg:height="1.905cm" svg:x="8.255cm" svg:y="4.445cm" svg:viewBox="0 0 2541 1906" draw:points="0,1906 2541,1906 2541,0 0,0">
              <text:p/>
            </draw:polygon>
            <draw:polygon draw:style-name="gr2" draw:text-style-name="P2" draw:layer="layout" svg:width="2.54cm" svg:height="1.905cm" svg:x="8.255cm" svg:y="4.445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8.255cm" svg:y="4.445cm">
            <draw:text-box>
              <text:p text:style-name="P3"><text:span text:style-name="T1">Standard </text:span><text:span text:style-name="T1">note size</text:span></text:p>
            </draw:text-box>
          </draw:frame>
        </draw:g>
        <draw:g>
          <draw:g>
            <draw:polygon draw:style-name="gr1" draw:text-style-name="P1" draw:layer="layout" svg:width="2.54cm" svg:height="1.905cm" svg:x="8.255cm" svg:y="6.401cm" svg:viewBox="0 0 2541 1906" draw:points="0,1906 2541,1906 2541,0 0,0">
              <text:p/>
            </draw:polygon>
            <draw:polygon draw:style-name="gr2" draw:text-style-name="P2" draw:layer="layout" svg:width="2.54cm" svg:height="1.905cm" svg:x="8.255cm" svg:y="6.401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8.255cm" svg:y="6.401cm">
            <draw:text-box>
              <text:p text:style-name="P3"><text:span text:style-name="T1">In-line editing</text:span></text:p>
            </draw:text-box>
          </draw:frame>
        </draw:g>
        <draw:g>
          <draw:g>
            <draw:polygon draw:style-name="gr1" draw:text-style-name="P1" draw:layer="layout" svg:width="2.54cm" svg:height="1.905cm" svg:x="8.255cm" svg:y="8.357cm" svg:viewBox="0 0 2541 1906" draw:points="0,1906 2541,1906 2541,0 0,0">
              <text:p/>
            </draw:polygon>
            <draw:polygon draw:style-name="gr2" draw:text-style-name="P2" draw:layer="layout" svg:width="2.54cm" svg:height="1.905cm" svg:x="8.255cm" svg:y="8.357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8.255cm" svg:y="8.357cm">
            <draw:text-box>
              <text:p text:style-name="P3"><text:span text:style-name="T1">Show more </text:span><text:span text:style-name="T1">color option </text:span></text:p>
            </draw:text-box>
          </draw:frame>
        </draw:g>
        <draw:g>
          <draw:g>
            <draw:polygon draw:style-name="gr1" draw:text-style-name="P1" draw:layer="layout" svg:width="2.54cm" svg:height="1.905cm" svg:x="8.255cm" svg:y="10.312cm" svg:viewBox="0 0 2541 1906" draw:points="0,1906 2541,1906 2541,0 0,0">
              <text:p/>
            </draw:polygon>
            <draw:polygon draw:style-name="gr2" draw:text-style-name="P2" draw:layer="layout" svg:width="2.54cm" svg:height="1.905cm" svg:x="8.255cm" svg:y="10.31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8.255cm" svg:y="10.312cm">
            <draw:text-box>
              <text:p text:style-name="P3"><text:span text:style-name="T1">Color </text:span><text:span text:style-name="T1">dicription</text:span></text:p>
            </draw:text-box>
          </draw:frame>
        </draw:g>
        <draw:g>
          <draw:g>
            <draw:polygon draw:style-name="gr1" draw:text-style-name="P1" draw:layer="layout" svg:width="2.54cm" svg:height="1.905cm" svg:x="5.398cm" svg:y="12.268cm" svg:viewBox="0 0 2541 1906" draw:points="0,1906 2541,1906 2541,0 0,0">
              <text:p/>
            </draw:polygon>
            <draw:polygon draw:style-name="gr2" draw:text-style-name="P2" draw:layer="layout" svg:width="2.54cm" svg:height="1.905cm" svg:x="5.398cm" svg:y="12.268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.398cm" svg:y="12.268cm">
            <draw:text-box>
              <text:p text:style-name="P3"><text:span text:style-name="T1">Color </text:span><text:span text:style-name="T1">assignment</text:span></text:p>
            </draw:text-box>
          </draw:frame>
        </draw:g>
        <draw:g>
          <draw:g>
            <draw:polygon draw:style-name="gr1" draw:text-style-name="P1" draw:layer="layout" svg:width="2.54cm" svg:height="1.905cm" svg:x="14.287cm" svg:y="4.445cm" svg:viewBox="0 0 2541 1906" draw:points="0,1906 2541,1906 2541,0 0,0">
              <text:p/>
            </draw:polygon>
            <draw:polygon draw:style-name="gr2" draw:text-style-name="P2" draw:layer="layout" svg:width="2.54cm" svg:height="1.905cm" svg:x="14.287cm" svg:y="4.445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4.287cm" svg:y="4.445cm">
            <draw:text-box>
              <text:p text:style-name="P3"><text:span text:style-name="T1">Custom Logo </text:span><text:span text:style-name="T1">self </text:span><text:span text:style-name="T1">changeable</text:span></text:p>
            </draw:text-box>
          </draw:frame>
        </draw:g>
        <draw:g>
          <draw:g>
            <draw:polygon draw:style-name="gr1" draw:text-style-name="P1" draw:layer="layout" svg:width="2.54cm" svg:height="1.905cm" svg:x="14.287cm" svg:y="6.429cm" svg:viewBox="0 0 2541 1906" draw:points="0,1906 2541,1906 2541,0 0,0">
              <text:p/>
            </draw:polygon>
            <draw:polygon draw:style-name="gr2" draw:text-style-name="P2" draw:layer="layout" svg:width="2.54cm" svg:height="1.905cm" svg:x="14.287cm" svg:y="6.42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4.287cm" svg:y="6.429cm">
            <draw:text-box>
              <text:p text:style-name="P3"><text:span text:style-name="T1">Copy Board</text:span></text:p>
            </draw:text-box>
          </draw:frame>
        </draw:g>
        <draw:g>
          <draw:g>
            <draw:polygon draw:style-name="gr1" draw:text-style-name="P1" draw:layer="layout" svg:width="2.54cm" svg:height="1.905cm" svg:x="14.287cm" svg:y="8.414cm" svg:viewBox="0 0 2541 1906" draw:points="0,1906 2541,1906 2541,0 0,0">
              <text:p/>
            </draw:polygon>
            <draw:polygon draw:style-name="gr2" draw:text-style-name="P2" draw:layer="layout" svg:width="2.54cm" svg:height="1.905cm" svg:x="14.287cm" svg:y="8.414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4.287cm" svg:y="8.414cm">
            <draw:text-box>
              <text:p text:style-name="P3"><text:span text:style-name="T1">Assign notes </text:span><text:span text:style-name="T1">to boards</text:span></text:p>
            </draw:text-box>
          </draw:frame>
        </draw:g>
        <draw:g>
          <draw:g>
            <draw:polygon draw:style-name="gr1" draw:text-style-name="P1" draw:layer="layout" svg:width="2.54cm" svg:height="1.905cm" svg:x="14.287cm" svg:y="10.398cm" svg:viewBox="0 0 2541 1906" draw:points="0,1906 2541,1906 2541,0 0,0">
              <text:p/>
            </draw:polygon>
            <draw:polygon draw:style-name="gr2" draw:text-style-name="P2" draw:layer="layout" svg:width="2.54cm" svg:height="1.905cm" svg:x="14.287cm" svg:y="10.398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4.287cm" svg:y="10.398cm">
            <draw:text-box>
              <text:p text:style-name="P3"><text:span text:style-name="T1">Side cart </text:span><text:span text:style-name="T1">notes</text:span></text:p>
            </draw:text-box>
          </draw:frame>
        </draw:g>
        <draw:g>
          <draw:g>
            <draw:polygon draw:style-name="gr1" draw:text-style-name="P1" draw:layer="layout" svg:width="2.54cm" svg:height="1.905cm" svg:x="18.733cm" svg:y="4.445cm" svg:viewBox="0 0 2541 1906" draw:points="0,1906 2541,1906 2541,0 0,0">
              <text:p/>
            </draw:polygon>
            <draw:polygon draw:style-name="gr2" draw:text-style-name="P2" draw:layer="layout" svg:width="2.54cm" svg:height="1.905cm" svg:x="18.733cm" svg:y="4.445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8.733cm" svg:y="4.445cm">
            <draw:text-box>
              <text:p text:style-name="P3"><text:span text:style-name="T1">Dynamic </text:span><text:span text:style-name="T1">Template </text:span><text:span text:style-name="T1">size</text:span></text:p>
            </draw:text-box>
          </draw:frame>
        </draw:g>
        <draw:g>
          <draw:g>
            <draw:polygon draw:style-name="gr1" draw:text-style-name="P1" draw:layer="layout" svg:width="2.54cm" svg:height="1.905cm" svg:x="18.733cm" svg:y="6.429cm" svg:viewBox="0 0 2541 1906" draw:points="0,1906 2541,1906 2541,0 0,0">
              <text:p/>
            </draw:polygon>
            <draw:polygon draw:style-name="gr2" draw:text-style-name="P2" draw:layer="layout" svg:width="2.54cm" svg:height="1.905cm" svg:x="18.733cm" svg:y="6.42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8.733cm" svg:y="6.429cm">
            <draw:text-box>
              <text:p text:style-name="P3"><text:span text:style-name="T1">Current </text:span></text:p>
            </draw:text-box>
          </draw:frame>
        </draw:g>
        <draw:g>
          <draw:g>
            <draw:polygon draw:style-name="gr1" draw:text-style-name="P1" draw:layer="layout" svg:width="2.54cm" svg:height="1.905cm" svg:x="18.733cm" svg:y="8.414cm" svg:viewBox="0 0 2541 1906" draw:points="0,1906 2541,1906 2541,0 0,0">
              <text:p/>
            </draw:polygon>
            <draw:polygon draw:style-name="gr2" draw:text-style-name="P2" draw:layer="layout" svg:width="2.54cm" svg:height="1.905cm" svg:x="18.733cm" svg:y="8.414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8.733cm" svg:y="8.414cm">
            <draw:text-box>
              <text:p text:style-name="P3"><text:span text:style-name="T1">Upload </text:span><text:span text:style-name="T1">custom </text:span><text:span text:style-name="T1">templates</text:span></text:p>
            </draw:text-box>
          </draw:frame>
        </draw:g>
        <draw:g>
          <draw:g>
            <draw:polygon draw:style-name="gr1" draw:text-style-name="P1" draw:layer="layout" svg:width="2.54cm" svg:height="1.905cm" svg:x="18.733cm" svg:y="10.398cm" svg:viewBox="0 0 2541 1906" draw:points="0,1906 2541,1906 2541,0 0,0">
              <text:p/>
            </draw:polygon>
            <draw:polygon draw:style-name="gr2" draw:text-style-name="P2" draw:layer="layout" svg:width="2.54cm" svg:height="1.905cm" svg:x="18.733cm" svg:y="10.398cm" svg:viewBox="0 0 2541 1906" draw:points="0,1906 2541,1906 2541,0 0,0">
              <text:p/>
            </draw:polygon>
          </draw:g>
          <draw:frame draw:style-name="gr3" draw:text-style-name="P2" draw:layer="layout" svg:width="2.54cm" svg:height="2.057cm" svg:x="18.733cm" svg:y="10.322cm">
            <draw:text-box>
              <text:p text:style-name="P3"><text:span text:style-name="T1">Board </text:span><text:span text:style-name="T1">Permissions</text:span></text:p>
              <text:p text:style-name="P3"><text:span text:style-name="T1">Author- </text:span><text:span text:style-name="T1">contributor </text:span><text:span text:style-name="T1">-viewer – </text:span><text:span text:style-name="T1">admin <text:s/></text:span></text:p>
            </draw:text-box>
          </draw:frame>
        </draw:g>
        <draw:g>
          <draw:g>
            <draw:polygon draw:style-name="gr1" draw:text-style-name="P1" draw:layer="layout" svg:width="2.54cm" svg:height="1.905cm" svg:x="18.733cm" svg:y="12.383cm" svg:viewBox="0 0 2541 1906" draw:points="0,1906 2541,1906 2541,0 0,0">
              <text:p/>
            </draw:polygon>
            <draw:polygon draw:style-name="gr2" draw:text-style-name="P2" draw:layer="layout" svg:width="2.54cm" svg:height="1.905cm" svg:x="18.733cm" svg:y="12.383cm" svg:viewBox="0 0 2541 1906" draw:points="0,1906 2541,1906 2541,0 0,0">
              <text:p/>
            </draw:polygon>
          </draw:g>
          <draw:frame draw:style-name="gr3" draw:text-style-name="P2" draw:layer="layout" svg:width="2.54cm" svg:height="2.453cm" svg:x="18.733cm" svg:y="12.109cm">
            <draw:text-box>
              <text:p text:style-name="P3"><text:span text:style-name="T1">Permission </text:span><text:span text:style-name="T1">Pages – who </text:span><text:span text:style-name="T1">has rights to </text:span><text:span text:style-name="T1">do what to </text:span><text:span text:style-name="T1">what pages </text:span><text:span text:style-name="T1">and or board</text:span></text:p>
            </draw:text-box>
          </draw:frame>
        </draw:g>
        <draw:g>
          <draw:g>
            <draw:polygon draw:style-name="gr1" draw:text-style-name="P1" draw:layer="layout" svg:width="2.54cm" svg:height="1.905cm" svg:x="18.733cm" svg:y="14.367cm" svg:viewBox="0 0 2541 1906" draw:points="0,1906 2541,1906 2541,0 0,0">
              <text:p/>
            </draw:polygon>
            <draw:polygon draw:style-name="gr2" draw:text-style-name="P2" draw:layer="layout" svg:width="2.54cm" svg:height="1.905cm" svg:x="18.733cm" svg:y="14.367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8.733cm" svg:y="14.367cm">
            <draw:text-box>
              <text:p text:style-name="P3"><text:span text:style-name="T1">Account Page</text:span></text:p>
              <text:p text:style-name="P3"><text:span text:style-name="T1">Name – </text:span><text:span text:style-name="T1">Email – </text:span><text:span text:style-name="T1">phone ect..</text:span></text:p>
            </draw:text-box>
          </draw:frame>
        </draw:g>
        <draw:g>
          <draw:g>
            <draw:polygon draw:style-name="gr1" draw:text-style-name="P1" draw:layer="layout" svg:width="2.54cm" svg:height="1.905cm" svg:x="18.733cm" svg:y="16.351cm" svg:viewBox="0 0 2541 1906" draw:points="0,1906 2541,1906 2541,0 0,0">
              <text:p/>
            </draw:polygon>
            <draw:polygon draw:style-name="gr2" draw:text-style-name="P2" draw:layer="layout" svg:width="2.54cm" svg:height="1.905cm" svg:x="18.733cm" svg:y="16.351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8.733cm" svg:y="16.351cm">
            <draw:text-box>
              <text:p text:style-name="P3"><text:span text:style-name="T1">Status on all </text:span><text:span text:style-name="T1">notes</text:span></text:p>
            </draw:text-box>
          </draw:frame>
        </draw:g>
        <draw:g>
          <draw:g>
            <draw:polygon draw:style-name="gr1" draw:text-style-name="P1" draw:layer="layout" svg:width="2.54cm" svg:height="1.905cm" svg:x="18.733cm" svg:y="18.336cm" svg:viewBox="0 0 2541 1906" draw:points="0,1906 2541,1906 2541,0 0,0">
              <text:p/>
            </draw:polygon>
            <draw:polygon draw:style-name="gr2" draw:text-style-name="P2" draw:layer="layout" svg:width="2.54cm" svg:height="1.905cm" svg:x="18.733cm" svg:y="18.336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8.733cm" svg:y="18.336cm">
            <draw:text-box>
              <text:p text:style-name="P3"><text:span text:style-name="T1">Toggle </text:span><text:span text:style-name="T1">reminders on </text:span><text:span text:style-name="T1">or off</text:span></text:p>
            </draw:text-box>
          </draw:frame>
        </draw:g>
        <draw:g>
          <draw:g>
            <draw:polygon draw:style-name="gr1" draw:text-style-name="P1" draw:layer="layout" svg:width="2.54cm" svg:height="1.905cm" svg:x="21.59cm" svg:y="4.445cm" svg:viewBox="0 0 2541 1906" draw:points="0,1906 2541,1906 2541,0 0,0">
              <text:p/>
            </draw:polygon>
            <draw:polygon draw:style-name="gr2" draw:text-style-name="P2" draw:layer="layout" svg:width="2.54cm" svg:height="1.905cm" svg:x="21.59cm" svg:y="4.445cm" svg:viewBox="0 0 2541 1906" draw:points="0,1906 2541,1906 2541,0 0,0">
              <text:p/>
            </draw:polygon>
          </draw:g>
          <draw:frame draw:style-name="gr3" draw:text-style-name="P2" draw:layer="layout" svg:width="2.54cm" svg:height="2.453cm" svg:x="21.59cm" svg:y="4.171cm">
            <draw:text-box>
              <text:p text:style-name="P3"><text:span text:style-name="T1">Print out </text:span></text:p>
              <text:p text:style-name="P3"><text:span text:style-name="T1">8x11 – </text:span><text:span text:style-name="T1">11x17 </text:span><text:span text:style-name="T1">-v11x14 – </text:span><text:span text:style-name="T1">Plotter size </text:span><text:span text:style-name="T1">24x30 or </text:span><text:span text:style-name="T1">bigger</text:span></text:p>
              <text:p text:style-name="P3"><text:span text:style-name="T1"/></text:p>
            </draw:text-box>
          </draw:frame>
        </draw:g>
        <draw:g>
          <draw:g>
            <draw:polygon draw:style-name="gr1" draw:text-style-name="P1" draw:layer="layout" svg:width="2.54cm" svg:height="1.905cm" svg:x="21.59cm" svg:y="6.429cm" svg:viewBox="0 0 2541 1906" draw:points="0,1906 2541,1906 2541,0 0,0">
              <text:p/>
            </draw:polygon>
            <draw:polygon draw:style-name="gr2" draw:text-style-name="P2" draw:layer="layout" svg:width="2.54cm" svg:height="1.905cm" svg:x="21.59cm" svg:y="6.42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1.59cm" svg:y="6.429cm">
            <draw:text-box>
              <text:p text:style-name="P3"><text:span text:style-name="T1">Print to PDF</text:span></text:p>
            </draw:text-box>
          </draw:frame>
        </draw:g>
        <draw:g>
          <draw:g>
            <draw:polygon draw:style-name="gr1" draw:text-style-name="P1" draw:layer="layout" svg:width="2.54cm" svg:height="1.905cm" svg:x="21.59cm" svg:y="8.414cm" svg:viewBox="0 0 2541 1906" draw:points="0,1906 2541,1906 2541,0 0,0">
              <text:p/>
            </draw:polygon>
            <draw:polygon draw:style-name="gr2" draw:text-style-name="P2" draw:layer="layout" svg:width="2.54cm" svg:height="1.905cm" svg:x="21.59cm" svg:y="8.414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1.59cm" svg:y="8.414cm">
            <draw:text-box>
              <text:p text:style-name="P3"><text:span text:style-name="T1">Export to </text:span><text:span text:style-name="T1">Excel</text:span></text:p>
            </draw:text-box>
          </draw:frame>
        </draw:g>
        <draw:g>
          <draw:g>
            <draw:polygon draw:style-name="gr1" draw:text-style-name="P1" draw:layer="layout" svg:width="2.54cm" svg:height="1.905cm" svg:x="21.59cm" svg:y="10.398cm" svg:viewBox="0 0 2541 1906" draw:points="0,1906 2541,1906 2541,0 0,0">
              <text:p/>
            </draw:polygon>
            <draw:polygon draw:style-name="gr2" draw:text-style-name="P2" draw:layer="layout" svg:width="2.54cm" svg:height="1.905cm" svg:x="21.59cm" svg:y="10.398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1.59cm" svg:y="10.398cm">
            <draw:text-box>
              <text:p text:style-name="P3"><text:span text:style-name="T1">Save Boards</text:span></text:p>
            </draw:text-box>
          </draw:frame>
        </draw:g>
        <draw:g>
          <draw:g>
            <draw:polygon draw:style-name="gr1" draw:text-style-name="P1" draw:layer="layout" svg:width="2.54cm" svg:height="1.905cm" svg:x="21.59cm" svg:y="14.367cm" svg:viewBox="0 0 2541 1906" draw:points="0,1906 2541,1906 2541,0 0,0">
              <text:p/>
            </draw:polygon>
            <draw:polygon draw:style-name="gr2" draw:text-style-name="P2" draw:layer="layout" svg:width="2.54cm" svg:height="1.905cm" svg:x="21.59cm" svg:y="14.367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1.59cm" svg:y="14.367cm">
            <draw:text-box>
              <text:p text:style-name="P3"><text:span text:style-name="T1">Archive </text:span><text:span text:style-name="T1">boards</text:span></text:p>
            </draw:text-box>
          </draw:frame>
        </draw:g>
        <draw:g>
          <draw:g>
            <draw:polygon draw:style-name="gr1" draw:text-style-name="P1" draw:layer="layout" svg:width="2.54cm" svg:height="1.905cm" svg:x="21.59cm" svg:y="16.351cm" svg:viewBox="0 0 2541 1906" draw:points="0,1906 2541,1906 2541,0 0,0">
              <text:p/>
            </draw:polygon>
            <draw:polygon draw:style-name="gr2" draw:text-style-name="P2" draw:layer="layout" svg:width="2.54cm" svg:height="1.905cm" svg:x="21.59cm" svg:y="16.351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1.59cm" svg:y="16.351cm">
            <draw:text-box>
              <text:p text:style-name="P3"><text:span text:style-name="T1">Send email </text:span><text:span text:style-name="T1">as reminder </text:span><text:span text:style-name="T1">on task that </text:span><text:span text:style-name="T1">are do</text:span></text:p>
            </draw:text-box>
          </draw:frame>
        </draw:g>
        <draw:g>
          <draw:g>
            <draw:polygon draw:style-name="gr1" draw:text-style-name="P1" draw:layer="layout" svg:width="2.54cm" svg:height="1.905cm" svg:x="21.59cm" svg:y="18.336cm" svg:viewBox="0 0 2541 1906" draw:points="0,1906 2541,1906 2541,0 0,0">
              <text:p/>
            </draw:polygon>
            <draw:polygon draw:style-name="gr2" draw:text-style-name="P2" draw:layer="layout" svg:width="2.54cm" svg:height="1.905cm" svg:x="21.59cm" svg:y="18.336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1.59cm" svg:y="18.336cm">
            <draw:text-box>
              <text:p text:style-name="P3"><text:span text:style-name="T1">Right click </text:span><text:span text:style-name="T1">and copy </text:span><text:span text:style-name="T1">and past task</text:span></text:p>
            </draw:text-box>
          </draw:frame>
        </draw:g>
        <draw:g>
          <draw:g>
            <draw:polygon draw:style-name="gr1" draw:text-style-name="P1" draw:layer="layout" svg:width="2.54cm" svg:height="1.905cm" svg:x="18.733cm" svg:y="20.32cm" svg:viewBox="0 0 2541 1906" draw:points="0,1906 2541,1906 2541,0 0,0">
              <text:p/>
            </draw:polygon>
            <draw:polygon draw:style-name="gr2" draw:text-style-name="P2" draw:layer="layout" svg:width="2.54cm" svg:height="1.905cm" svg:x="18.733cm" svg:y="20.3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8.733cm" svg:y="20.32cm">
            <draw:text-box>
              <text:p text:style-name="P3"><text:span text:style-name="T1">Status on </text:span><text:span text:style-name="T1">past do - </text:span><text:span text:style-name="T1">done</text:span></text:p>
            </draw:text-box>
          </draw:frame>
        </draw:g>
        <draw:g>
          <draw:g>
            <draw:polygon draw:style-name="gr1" draw:text-style-name="P1" draw:layer="layout" svg:width="2.54cm" svg:height="1.905cm" svg:x="21.59cm" svg:y="20.32cm" svg:viewBox="0 0 2541 1906" draw:points="0,1906 2541,1906 2541,0 0,0">
              <text:p/>
            </draw:polygon>
            <draw:polygon draw:style-name="gr2" draw:text-style-name="P2" draw:layer="layout" svg:width="2.54cm" svg:height="1.905cm" svg:x="21.59cm" svg:y="20.3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1.59cm" svg:y="20.32cm">
            <draw:text-box>
              <text:p text:style-name="P3"><text:span text:style-name="T1">Shadow with </text:span><text:span text:style-name="T1">arrow and </text:span><text:span text:style-name="T1">line where it </text:span><text:span text:style-name="T1">task came </text:span><text:span text:style-name="T1">from</text:span></text:p>
            </draw:text-box>
          </draw:frame>
        </draw:g>
        <draw:g>
          <draw:g>
            <draw:polygon draw:style-name="gr1" draw:text-style-name="P1" draw:layer="layout" svg:width="2.54cm" svg:height="1.905cm" svg:x="25.718cm" svg:y="4.445cm" svg:viewBox="0 0 2541 1906" draw:points="0,1906 2541,1906 2541,0 0,0">
              <text:p/>
            </draw:polygon>
            <draw:polygon draw:style-name="gr2" draw:text-style-name="P2" draw:layer="layout" svg:width="2.54cm" svg:height="1.905cm" svg:x="25.718cm" svg:y="4.445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718cm" svg:y="4.445cm">
            <draw:text-box>
              <text:p text:style-name="P3"><text:span text:style-name="T1">Hosted Azure </text:span><text:span text:style-name="T1">or Amazon</text:span></text:p>
            </draw:text-box>
          </draw:frame>
        </draw:g>
        <draw:g>
          <draw:g>
            <draw:polygon draw:style-name="gr1" draw:text-style-name="P1" draw:layer="layout" svg:width="2.54cm" svg:height="1.905cm" svg:x="25.718cm" svg:y="6.429cm" svg:viewBox="0 0 2541 1906" draw:points="0,1906 2541,1906 2541,0 0,0">
              <text:p/>
            </draw:polygon>
            <draw:polygon draw:style-name="gr2" draw:text-style-name="P2" draw:layer="layout" svg:width="2.54cm" svg:height="1.905cm" svg:x="25.718cm" svg:y="6.42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718cm" svg:y="6.429cm">
            <draw:text-box>
              <text:p text:style-name="P3"><text:span text:style-name="T1">Dashboard </text:span><text:span text:style-name="T1">needed for </text:span><text:span text:style-name="T1">each board</text:span></text:p>
            </draw:text-box>
          </draw:frame>
        </draw:g>
        <draw:g>
          <draw:g>
            <draw:polygon draw:style-name="gr1" draw:text-style-name="P1" draw:layer="layout" svg:width="3.366cm" svg:height="1.905cm" svg:x="24.892cm" svg:y="8.414cm" svg:viewBox="0 0 3367 1906" draw:points="0,1906 3367,1906 3367,0 0,0">
              <text:p/>
            </draw:polygon>
            <draw:polygon draw:style-name="gr2" draw:text-style-name="P2" draw:layer="layout" svg:width="3.366cm" svg:height="1.905cm" svg:x="24.892cm" svg:y="8.414cm" svg:viewBox="0 0 3367 1906" draw:points="0,1906 3367,1906 3367,0 0,0">
              <text:p/>
            </draw:polygon>
          </draw:g>
          <draw:frame draw:style-name="gr6" draw:text-style-name="P5" draw:layer="layout" svg:width="3.366cm" svg:height="2.453cm" svg:x="24.892cm" svg:y="8.14cm">
            <draw:text-box>
              <text:p text:style-name="P3"><text:span text:style-name="T1">Toggle to </text:span><text:span text:style-name="T1">switch views</text:span></text:p>
              <text:p text:style-name="P3"><text:span text:style-name="T1">Calendar - <text:s/></text:span><text:span text:style-name="T1">gantt – list – </text:span><text:span text:style-name="T1">notes with </text:span><text:span text:style-name="T1">editing</text:span></text:p>
            </draw:text-box>
          </draw:frame>
        </draw:g>
        <draw:g>
          <draw:g>
            <draw:polygon draw:style-name="gr1" draw:text-style-name="P1" draw:layer="layout" svg:width="2.54cm" svg:height="1.905cm" svg:x="25.718cm" svg:y="10.398cm" svg:viewBox="0 0 2541 1906" draw:points="0,1906 2541,1906 2541,0 0,0">
              <text:p/>
            </draw:polygon>
            <draw:polygon draw:style-name="gr2" draw:text-style-name="P2" draw:layer="layout" svg:width="2.54cm" svg:height="1.905cm" svg:x="25.718cm" svg:y="10.398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718cm" svg:y="10.398cm">
            <draw:text-box>
              <text:p text:style-name="P3"><text:span text:style-name="T1">Version </text:span><text:span text:style-name="T1">layering</text:span></text:p>
            </draw:text-box>
          </draw:frame>
        </draw:g>
        <draw:g>
          <draw:g>
            <draw:polygon draw:style-name="gr1" draw:text-style-name="P1" draw:layer="layout" svg:width="2.54cm" svg:height="1.905cm" svg:x="25.718cm" svg:y="12.383cm" svg:viewBox="0 0 2541 1906" draw:points="0,1906 2541,1906 2541,0 0,0">
              <text:p/>
            </draw:polygon>
            <draw:polygon draw:style-name="gr2" draw:text-style-name="P2" draw:layer="layout" svg:width="2.54cm" svg:height="1.905cm" svg:x="25.718cm" svg:y="12.383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718cm" svg:y="12.383cm">
            <draw:text-box>
              <text:p text:style-name="P3"><text:span text:style-name="T1">Ghosting turn </text:span><text:span text:style-name="T1">on or off</text:span></text:p>
            </draw:text-box>
          </draw:frame>
        </draw:g>
        <draw:g>
          <draw:g>
            <draw:polygon draw:style-name="gr1" draw:text-style-name="P1" draw:layer="layout" svg:width="2.54cm" svg:height="1.905cm" svg:x="25.718cm" svg:y="14.367cm" svg:viewBox="0 0 2541 1906" draw:points="0,1906 2541,1906 2541,0 0,0">
              <text:p/>
            </draw:polygon>
            <draw:polygon draw:style-name="gr2" draw:text-style-name="P2" draw:layer="layout" svg:width="2.54cm" svg:height="1.905cm" svg:x="25.718cm" svg:y="14.367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718cm" svg:y="14.367cm">
            <draw:text-box>
              <text:p text:style-name="P3"><text:span text:style-name="T1">Over due </text:span><text:span text:style-name="T1">alert list on </text:span><text:span text:style-name="T1">side bar</text:span></text:p>
            </draw:text-box>
          </draw:frame>
        </draw:g>
        <draw:g>
          <draw:g>
            <draw:polygon draw:style-name="gr1" draw:text-style-name="P1" draw:layer="layout" svg:width="2.54cm" svg:height="1.905cm" svg:x="25.718cm" svg:y="16.351cm" svg:viewBox="0 0 2541 1906" draw:points="0,1906 2541,1906 2541,0 0,0">
              <text:p/>
            </draw:polygon>
            <draw:polygon draw:style-name="gr2" draw:text-style-name="P2" draw:layer="layout" svg:width="2.54cm" svg:height="1.905cm" svg:x="25.718cm" svg:y="16.351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718cm" svg:y="16.351cm">
            <draw:text-box>
              <text:p text:style-name="P3"><text:span text:style-name="T1">Move view </text:span><text:span text:style-name="T1">on side bar </text:span><text:span text:style-name="T1">with over </text:span><text:span text:style-name="T1">due as a tab</text:span></text:p>
            </draw:text-box>
          </draw:frame>
        </draw:g>
        <draw:g>
          <draw:g>
            <draw:polygon draw:style-name="gr1" draw:text-style-name="P1" draw:layer="layout" svg:width="2.54cm" svg:height="1.905cm" svg:x="14.287cm" svg:y="12.383cm" svg:viewBox="0 0 2541 1906" draw:points="0,1906 2541,1906 2541,0 0,0">
              <text:p/>
            </draw:polygon>
            <draw:polygon draw:style-name="gr2" draw:text-style-name="P2" draw:layer="layout" svg:width="2.54cm" svg:height="1.905cm" svg:x="14.287cm" svg:y="12.383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4.287cm" svg:y="12.383cm">
            <draw:text-box>
              <text:p text:style-name="P3"><text:span text:style-name="T1">Import from </text:span><text:span text:style-name="T1">excel</text:span></text:p>
            </draw:text-box>
          </draw:frame>
        </draw:g>
        <draw:g>
          <draw:g>
            <draw:polygon draw:style-name="gr1" draw:text-style-name="P1" draw:layer="layout" svg:width="2.54cm" svg:height="1.905cm" svg:x="14.287cm" svg:y="14.367cm" svg:viewBox="0 0 2541 1906" draw:points="0,1906 2541,1906 2541,0 0,0">
              <text:p/>
            </draw:polygon>
            <draw:polygon draw:style-name="gr2" draw:text-style-name="P2" draw:layer="layout" svg:width="2.54cm" svg:height="1.905cm" svg:x="14.287cm" svg:y="14.367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4.287cm" svg:y="14.367cm">
            <draw:text-box>
              <text:p text:style-name="P3"><text:span text:style-name="T1">Task version</text:span></text:p>
            </draw:text-box>
          </draw:frame>
        </draw:g>
        <draw:g>
          <draw:g>
            <draw:polygon draw:style-name="gr1" draw:text-style-name="P1" draw:layer="layout" svg:width="2.54cm" svg:height="1.905cm" svg:x="14.287cm" svg:y="16.351cm" svg:viewBox="0 0 2541 1906" draw:points="0,1906 2541,1906 2541,0 0,0">
              <text:p/>
            </draw:polygon>
            <draw:polygon draw:style-name="gr2" draw:text-style-name="P2" draw:layer="layout" svg:width="2.54cm" svg:height="1.905cm" svg:x="14.287cm" svg:y="16.351cm" svg:viewBox="0 0 2541 1906" draw:points="0,1906 2541,1906 2541,0 0,0">
              <text:p/>
            </draw:polygon>
          </draw:g>
          <draw:frame draw:style-name="gr3" draw:text-style-name="P2" draw:layer="layout" svg:width="2.54cm" svg:height="2.057cm" svg:x="14.287cm" svg:y="16.275cm">
            <draw:text-box>
              <text:p text:style-name="P3"><text:span text:style-name="T1">Custom </text:span><text:span text:style-name="T1">toggle </text:span><text:span text:style-name="T1">buttons – </text:span><text:span text:style-name="T1">current </text:span><text:span text:style-name="T1">calendar to </text:span><text:span text:style-name="T1">tree week </text:span><text:span text:style-name="T1">view - <text:s/></text:span></text:p>
            </draw:text-box>
          </draw:frame>
        </draw:g>
        <draw:g>
          <draw:g>
            <draw:polygon draw:style-name="gr1" draw:text-style-name="P1" draw:layer="layout" svg:width="2.54cm" svg:height="1.699cm" svg:x="14.287cm" svg:y="18.542cm" svg:viewBox="0 0 2541 1700" draw:points="0,1700 2541,1700 2541,0 0,0">
              <text:p/>
            </draw:polygon>
            <draw:polygon draw:style-name="gr2" draw:text-style-name="P2" draw:layer="layout" svg:width="2.54cm" svg:height="1.699cm" svg:x="14.287cm" svg:y="18.542cm" svg:viewBox="0 0 2541 1700" draw:points="0,1700 2541,1700 2541,0 0,0">
              <text:p/>
            </draw:polygon>
          </draw:g>
          <draw:frame draw:style-name="gr7" draw:text-style-name="P5" draw:layer="layout" svg:width="2.54cm" svg:height="1.699cm" svg:x="14.287cm" svg:y="18.542cm">
            <draw:text-box>
              <text:p text:style-name="P3"><text:span text:style-name="T1">Side by Side </text:span><text:span text:style-name="T1">view from </text:span><text:span text:style-name="T1">one week to </text:span><text:span text:style-name="T1">the next for </text:span><text:span text:style-name="T1">comparison</text:span></text:p>
            </draw:text-box>
          </draw:frame>
        </draw:g>
        <draw:g>
          <draw:g>
            <draw:polygon draw:style-name="gr1" draw:text-style-name="P1" draw:layer="layout" svg:width="2.54cm" svg:height="1.905cm" svg:x="25.718cm" svg:y="18.336cm" svg:viewBox="0 0 2541 1906" draw:points="0,1906 2541,1906 2541,0 0,0">
              <text:p/>
            </draw:polygon>
            <draw:polygon draw:style-name="gr2" draw:text-style-name="P2" draw:layer="layout" svg:width="2.54cm" svg:height="1.905cm" svg:x="25.718cm" svg:y="18.336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718cm" svg:y="18.336cm">
            <draw:text-box>
              <text:p text:style-name="P3"><text:span text:style-name="T1">Resource </text:span><text:span text:style-name="T1">loading and </text:span><text:span text:style-name="T1">scheduling</text:span></text:p>
            </draw:text-box>
          </draw:frame>
        </draw:g>
        <draw:g>
          <draw:g>
            <draw:polygon draw:style-name="gr1" draw:text-style-name="P1" draw:layer="layout" svg:width="2.54cm" svg:height="1.905cm" svg:x="25.718cm" svg:y="20.32cm" svg:viewBox="0 0 2541 1906" draw:points="0,1906 2541,1906 2541,0 0,0">
              <text:p/>
            </draw:polygon>
            <draw:polygon draw:style-name="gr2" draw:text-style-name="P2" draw:layer="layout" svg:width="2.54cm" svg:height="1.905cm" svg:x="25.718cm" svg:y="20.3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718cm" svg:y="20.32cm">
            <draw:text-box>
              <text:p text:style-name="P3"><text:span text:style-name="T1">Devices</text:span></text:p>
              <text:p text:style-name="P3"><text:span text:style-name="T1">IOS – </text:span><text:span text:style-name="T1">Windows </text:span><text:span text:style-name="T1">mobile – </text:span><text:span text:style-name="T1">Android <text:s/></text:span></text:p>
            </draw:text-box>
          </draw:frame>
        </draw:g>
        <draw:g>
          <draw:g>
            <draw:polygon draw:style-name="gr1" draw:text-style-name="P1" draw:layer="layout" svg:width="2.54cm" svg:height="1.905cm" svg:x="25.718cm" svg:y="22.305cm" svg:viewBox="0 0 2541 1906" draw:points="0,1906 2541,1906 2541,0 0,0">
              <text:p/>
            </draw:polygon>
            <draw:polygon draw:style-name="gr2" draw:text-style-name="P2" draw:layer="layout" svg:width="2.54cm" svg:height="1.905cm" svg:x="25.718cm" svg:y="22.305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718cm" svg:y="22.305cm">
            <draw:text-box>
              <text:p text:style-name="P3"><text:span text:style-name="T1">Optimized </text:span><text:span text:style-name="T1">for the most </text:span><text:span text:style-name="T1">current </text:span><text:span text:style-name="T1">browser</text:span></text:p>
            </draw:text-box>
          </draw:frame>
        </draw:g>
        <draw:g>
          <draw:g>
            <draw:polygon draw:style-name="gr1" draw:text-style-name="P1" draw:layer="layout" svg:width="2.54cm" svg:height="1.905cm" svg:x="21.59cm" svg:y="22.305cm" svg:viewBox="0 0 2541 1906" draw:points="0,1906 2541,1906 2541,0 0,0">
              <text:p/>
            </draw:polygon>
            <draw:polygon draw:style-name="gr2" draw:text-style-name="P2" draw:layer="layout" svg:width="2.54cm" svg:height="1.905cm" svg:x="21.59cm" svg:y="22.305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1.59cm" svg:y="22.305cm">
            <draw:text-box>
              <text:p text:style-name="P3"><text:span text:style-name="T1">Predecessors</text:span></text:p>
            </draw:text-box>
          </draw:frame>
        </draw:g>
        <draw:g>
          <draw:g>
            <draw:polygon draw:style-name="gr4" draw:text-style-name="P4" draw:layer="layout" svg:width="2.54cm" svg:height="1.905cm" svg:x="1.27cm" svg:y="1.589cm" svg:viewBox="0 0 2541 1906" draw:points="0,1906 2541,1906 2541,0 0,0">
              <text:p/>
            </draw:polygon>
            <draw:polygon draw:style-name="gr2" draw:text-style-name="P2" draw:layer="layout" svg:width="2.54cm" svg:height="1.905cm" svg:x="1.27cm" svg:y="1.58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.27cm" svg:y="1.589cm">
            <draw:text-box>
              <text:p text:style-name="P3"><text:span text:style-name="T1">Current </text:span></text:p>
            </draw:text-box>
          </draw:frame>
        </draw:g>
        <draw:frame draw:style-name="gr5" draw:text-style-name="P2" draw:layer="layout" svg:width="5.362cm" svg:height="0.779cm" svg:x="17.321cm" svg:y="0.6cm">
          <draw:text-box>
            <text:p text:style-name="P3"><text:span text:style-name="T2">Lean </text:span><text:span text:style-name="T2">Sticky </text:span><text:span text:style-name="T2">Notes</text:span></text:p>
          </draw:text-box>
        </draw:frame>
        <draw:g>
          <draw:g>
            <draw:polygon draw:style-name="gr4" draw:text-style-name="P4" draw:layer="layout" svg:width="2.54cm" svg:height="1.905cm" svg:x="6.668cm" svg:y="1.589cm" svg:viewBox="0 0 2541 1906" draw:points="0,1906 2541,1906 2541,0 0,0">
              <text:p/>
            </draw:polygon>
            <draw:polygon draw:style-name="gr2" draw:text-style-name="P2" draw:layer="layout" svg:width="2.54cm" svg:height="1.905cm" svg:x="6.668cm" svg:y="1.58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6.668cm" svg:y="1.589cm">
            <draw:text-box>
              <text:p text:style-name="P3"><text:span text:style-name="T1">Update </text:span><text:span text:style-name="T1">Current UI</text:span></text:p>
            </draw:text-box>
          </draw:frame>
        </draw:g>
        <draw:g>
          <draw:g>
            <draw:polygon draw:style-name="gr4" draw:text-style-name="P4" draw:layer="layout" svg:width="2.54cm" svg:height="1.905cm" svg:x="14.287cm" svg:y="1.589cm" svg:viewBox="0 0 2541 1906" draw:points="0,1906 2541,1906 2541,0 0,0">
              <text:p/>
            </draw:polygon>
            <draw:polygon draw:style-name="gr2" draw:text-style-name="P2" draw:layer="layout" svg:width="2.54cm" svg:height="1.905cm" svg:x="14.287cm" svg:y="1.58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4.287cm" svg:y="1.589cm">
            <draw:text-box>
              <text:p text:style-name="P3"><text:span text:style-name="T1">New Items</text:span></text:p>
            </draw:text-box>
          </draw:frame>
        </draw:g>
        <draw:g>
          <draw:g>
            <draw:polygon draw:style-name="gr4" draw:text-style-name="P4" draw:layer="layout" svg:width="2.54cm" svg:height="1.905cm" svg:x="20.003cm" svg:y="1.589cm" svg:viewBox="0 0 2541 1906" draw:points="0,1906 2541,1906 2541,0 0,0">
              <text:p/>
            </draw:polygon>
            <draw:polygon draw:style-name="gr2" draw:text-style-name="P2" draw:layer="layout" svg:width="2.54cm" svg:height="1.905cm" svg:x="20.003cm" svg:y="1.58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0.003cm" svg:y="1.589cm">
            <draw:text-box>
              <text:p text:style-name="P3"><text:span text:style-name="T1">Function</text:span></text:p>
            </draw:text-box>
          </draw:frame>
        </draw:g>
        <draw:g>
          <draw:g>
            <draw:polygon draw:style-name="gr4" draw:text-style-name="P4" draw:layer="layout" svg:width="2.54cm" svg:height="1.905cm" svg:x="25.718cm" svg:y="1.589cm" svg:viewBox="0 0 2541 1906" draw:points="0,1906 2541,1906 2541,0 0,0">
              <text:p/>
            </draw:polygon>
            <draw:polygon draw:style-name="gr2" draw:text-style-name="P2" draw:layer="layout" svg:width="2.54cm" svg:height="1.905cm" svg:x="25.718cm" svg:y="1.58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718cm" svg:y="1.589cm">
            <draw:text-box>
              <text:p text:style-name="P3"><text:span text:style-name="T1">New Ideas</text:span></text:p>
            </draw:text-box>
          </draw:frame>
        </draw:g>
        <draw:g>
          <draw:g>
            <draw:polygon draw:style-name="gr1" draw:text-style-name="P1" draw:layer="layout" svg:width="2.54cm" svg:height="1.905cm" svg:x="1.27cm" svg:y="4.446cm" svg:viewBox="0 0 2541 1906" draw:points="0,1906 2541,1906 2541,0 0,0">
              <text:p/>
            </draw:polygon>
            <draw:polygon draw:style-name="gr2" draw:text-style-name="P2" draw:layer="layout" svg:width="2.54cm" svg:height="1.905cm" svg:x="1.27cm" svg:y="4.446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.27cm" svg:y="4.446cm">
            <draw:text-box>
              <text:p text:style-name="P3"><text:span text:style-name="T1">Review </text:span><text:span text:style-name="T1">current </text:span><text:span text:style-name="T1">system</text:span></text:p>
            </draw:text-box>
          </draw:frame>
        </draw:g>
        <draw:g>
          <draw:g>
            <draw:polygon draw:style-name="gr1" draw:text-style-name="P1" draw:layer="layout" svg:width="2.54cm" svg:height="1.905cm" svg:x="1.27cm" svg:y="6.402cm" svg:viewBox="0 0 2541 1906" draw:points="0,1906 2541,1906 2541,0 0,0">
              <text:p/>
            </draw:polygon>
            <draw:polygon draw:style-name="gr2" draw:text-style-name="P2" draw:layer="layout" svg:width="2.54cm" svg:height="1.905cm" svg:x="1.27cm" svg:y="6.40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.27cm" svg:y="6.402cm">
            <draw:text-box>
              <text:p text:style-name="P3"><text:span text:style-name="T1">Default color</text:span></text:p>
            </draw:text-box>
          </draw:frame>
        </draw:g>
        <draw:g>
          <draw:g>
            <draw:polygon draw:style-name="gr1" draw:text-style-name="P1" draw:layer="layout" svg:width="2.54cm" svg:height="1.905cm" svg:x="5.398cm" svg:y="4.446cm" svg:viewBox="0 0 2541 1906" draw:points="0,1906 2541,1906 2541,0 0,0">
              <text:p/>
            </draw:polygon>
            <draw:polygon draw:style-name="gr2" draw:text-style-name="P2" draw:layer="layout" svg:width="2.54cm" svg:height="1.905cm" svg:x="5.398cm" svg:y="4.446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.398cm" svg:y="4.446cm">
            <draw:text-box>
              <text:p text:style-name="P3"><text:span text:style-name="T1">Default </text:span><text:span text:style-name="T1">Contrib</text:span></text:p>
            </draw:text-box>
          </draw:frame>
        </draw:g>
        <draw:g>
          <draw:g>
            <draw:polygon draw:style-name="gr1" draw:text-style-name="P1" draw:layer="layout" svg:width="2.54cm" svg:height="1.905cm" svg:x="5.398cm" svg:y="6.402cm" svg:viewBox="0 0 2541 1906" draw:points="0,1906 2541,1906 2541,0 0,0">
              <text:p/>
            </draw:polygon>
            <draw:polygon draw:style-name="gr2" draw:text-style-name="P2" draw:layer="layout" svg:width="2.54cm" svg:height="1.905cm" svg:x="5.398cm" svg:y="6.40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.398cm" svg:y="6.402cm">
            <draw:text-box>
              <text:p text:style-name="P3"><text:span text:style-name="T1">Default Date</text:span></text:p>
            </draw:text-box>
          </draw:frame>
        </draw:g>
        <draw:g>
          <draw:g>
            <draw:polygon draw:style-name="gr1" draw:text-style-name="P1" draw:layer="layout" svg:width="2.54cm" svg:height="1.905cm" svg:x="5.398cm" svg:y="8.358cm" svg:viewBox="0 0 2541 1906" draw:points="0,1906 2541,1906 2541,0 0,0">
              <text:p/>
            </draw:polygon>
            <draw:polygon draw:style-name="gr2" draw:text-style-name="P2" draw:layer="layout" svg:width="2.54cm" svg:height="1.905cm" svg:x="5.398cm" svg:y="8.358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.398cm" svg:y="8.358cm">
            <draw:text-box>
              <text:p text:style-name="P3"><text:span text:style-name="T1">Board </text:span><text:span text:style-name="T1">versioning</text:span></text:p>
            </draw:text-box>
          </draw:frame>
        </draw:g>
        <draw:g>
          <draw:g>
            <draw:polygon draw:style-name="gr1" draw:text-style-name="P1" draw:layer="layout" svg:width="2.54cm" svg:height="1.905cm" svg:x="5.398cm" svg:y="10.313cm" svg:viewBox="0 0 2541 1906" draw:points="0,1906 2541,1906 2541,0 0,0">
              <text:p/>
            </draw:polygon>
            <draw:polygon draw:style-name="gr2" draw:text-style-name="P2" draw:layer="layout" svg:width="2.54cm" svg:height="1.905cm" svg:x="5.398cm" svg:y="10.313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.398cm" svg:y="10.313cm">
            <draw:text-box>
              <text:p text:style-name="P3"><text:span text:style-name="T1">Board </text:span><text:span text:style-name="T1">Reminders</text:span></text:p>
            </draw:text-box>
          </draw:frame>
        </draw:g>
        <draw:g>
          <draw:g>
            <draw:polygon draw:style-name="gr1" draw:text-style-name="P1" draw:layer="layout" svg:width="2.54cm" svg:height="1.905cm" svg:x="8.255cm" svg:y="4.446cm" svg:viewBox="0 0 2541 1906" draw:points="0,1906 2541,1906 2541,0 0,0">
              <text:p/>
            </draw:polygon>
            <draw:polygon draw:style-name="gr2" draw:text-style-name="P2" draw:layer="layout" svg:width="2.54cm" svg:height="1.905cm" svg:x="8.255cm" svg:y="4.446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8.255cm" svg:y="4.446cm">
            <draw:text-box>
              <text:p text:style-name="P3"><text:span text:style-name="T1">Standard </text:span><text:span text:style-name="T1">note size</text:span></text:p>
            </draw:text-box>
          </draw:frame>
        </draw:g>
        <draw:g>
          <draw:g>
            <draw:polygon draw:style-name="gr1" draw:text-style-name="P1" draw:layer="layout" svg:width="2.54cm" svg:height="1.905cm" svg:x="8.255cm" svg:y="6.402cm" svg:viewBox="0 0 2541 1906" draw:points="0,1906 2541,1906 2541,0 0,0">
              <text:p/>
            </draw:polygon>
            <draw:polygon draw:style-name="gr2" draw:text-style-name="P2" draw:layer="layout" svg:width="2.54cm" svg:height="1.905cm" svg:x="8.255cm" svg:y="6.40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8.255cm" svg:y="6.402cm">
            <draw:text-box>
              <text:p text:style-name="P3"><text:span text:style-name="T1">In-line editing</text:span></text:p>
            </draw:text-box>
          </draw:frame>
        </draw:g>
        <draw:g>
          <draw:g>
            <draw:polygon draw:style-name="gr1" draw:text-style-name="P1" draw:layer="layout" svg:width="2.54cm" svg:height="1.905cm" svg:x="8.255cm" svg:y="8.358cm" svg:viewBox="0 0 2541 1906" draw:points="0,1906 2541,1906 2541,0 0,0">
              <text:p/>
            </draw:polygon>
            <draw:polygon draw:style-name="gr2" draw:text-style-name="P2" draw:layer="layout" svg:width="2.54cm" svg:height="1.905cm" svg:x="8.255cm" svg:y="8.358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8.255cm" svg:y="8.358cm">
            <draw:text-box>
              <text:p text:style-name="P3"><text:span text:style-name="T1">Show more </text:span><text:span text:style-name="T1">color option </text:span></text:p>
            </draw:text-box>
          </draw:frame>
        </draw:g>
        <draw:g>
          <draw:g>
            <draw:polygon draw:style-name="gr1" draw:text-style-name="P1" draw:layer="layout" svg:width="2.54cm" svg:height="1.905cm" svg:x="8.255cm" svg:y="10.313cm" svg:viewBox="0 0 2541 1906" draw:points="0,1906 2541,1906 2541,0 0,0">
              <text:p/>
            </draw:polygon>
            <draw:polygon draw:style-name="gr2" draw:text-style-name="P2" draw:layer="layout" svg:width="2.54cm" svg:height="1.905cm" svg:x="8.255cm" svg:y="10.313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8.255cm" svg:y="10.313cm">
            <draw:text-box>
              <text:p text:style-name="P3"><text:span text:style-name="T1">Color </text:span><text:span text:style-name="T1">dicription</text:span></text:p>
            </draw:text-box>
          </draw:frame>
        </draw:g>
        <draw:g>
          <draw:g>
            <draw:polygon draw:style-name="gr1" draw:text-style-name="P1" draw:layer="layout" svg:width="2.54cm" svg:height="1.905cm" svg:x="5.398cm" svg:y="12.269cm" svg:viewBox="0 0 2541 1906" draw:points="0,1906 2541,1906 2541,0 0,0">
              <text:p/>
            </draw:polygon>
            <draw:polygon draw:style-name="gr2" draw:text-style-name="P2" draw:layer="layout" svg:width="2.54cm" svg:height="1.905cm" svg:x="5.398cm" svg:y="12.26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.398cm" svg:y="12.269cm">
            <draw:text-box>
              <text:p text:style-name="P3"><text:span text:style-name="T1">Color </text:span><text:span text:style-name="T1">assignment</text:span></text:p>
            </draw:text-box>
          </draw:frame>
        </draw:g>
        <draw:g>
          <draw:g>
            <draw:polygon draw:style-name="gr1" draw:text-style-name="P1" draw:layer="layout" svg:width="2.54cm" svg:height="1.905cm" svg:x="14.287cm" svg:y="4.446cm" svg:viewBox="0 0 2541 1906" draw:points="0,1906 2541,1906 2541,0 0,0">
              <text:p/>
            </draw:polygon>
            <draw:polygon draw:style-name="gr2" draw:text-style-name="P2" draw:layer="layout" svg:width="2.54cm" svg:height="1.905cm" svg:x="14.287cm" svg:y="4.446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4.287cm" svg:y="4.446cm">
            <draw:text-box>
              <text:p text:style-name="P3"><text:span text:style-name="T1">Custom Logo </text:span><text:span text:style-name="T1">self </text:span><text:span text:style-name="T1">changeable</text:span></text:p>
            </draw:text-box>
          </draw:frame>
        </draw:g>
        <draw:g>
          <draw:g>
            <draw:polygon draw:style-name="gr1" draw:text-style-name="P1" draw:layer="layout" svg:width="2.54cm" svg:height="1.905cm" svg:x="14.287cm" svg:y="6.43cm" svg:viewBox="0 0 2541 1906" draw:points="0,1906 2541,1906 2541,0 0,0">
              <text:p/>
            </draw:polygon>
            <draw:polygon draw:style-name="gr2" draw:text-style-name="P2" draw:layer="layout" svg:width="2.54cm" svg:height="1.905cm" svg:x="14.287cm" svg:y="6.43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4.287cm" svg:y="6.43cm">
            <draw:text-box>
              <text:p text:style-name="P3"><text:span text:style-name="T1">Copy Board</text:span></text:p>
            </draw:text-box>
          </draw:frame>
        </draw:g>
        <draw:g>
          <draw:g>
            <draw:polygon draw:style-name="gr1" draw:text-style-name="P1" draw:layer="layout" svg:width="2.54cm" svg:height="1.905cm" svg:x="14.287cm" svg:y="8.415cm" svg:viewBox="0 0 2541 1906" draw:points="0,1906 2541,1906 2541,0 0,0">
              <text:p/>
            </draw:polygon>
            <draw:polygon draw:style-name="gr2" draw:text-style-name="P2" draw:layer="layout" svg:width="2.54cm" svg:height="1.905cm" svg:x="14.287cm" svg:y="8.415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4.287cm" svg:y="8.415cm">
            <draw:text-box>
              <text:p text:style-name="P3"><text:span text:style-name="T1">Assign notes </text:span><text:span text:style-name="T1">to boards</text:span></text:p>
            </draw:text-box>
          </draw:frame>
        </draw:g>
        <draw:g>
          <draw:g>
            <draw:polygon draw:style-name="gr1" draw:text-style-name="P1" draw:layer="layout" svg:width="2.54cm" svg:height="1.905cm" svg:x="14.287cm" svg:y="10.399cm" svg:viewBox="0 0 2541 1906" draw:points="0,1906 2541,1906 2541,0 0,0">
              <text:p/>
            </draw:polygon>
            <draw:polygon draw:style-name="gr2" draw:text-style-name="P2" draw:layer="layout" svg:width="2.54cm" svg:height="1.905cm" svg:x="14.287cm" svg:y="10.39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4.287cm" svg:y="10.399cm">
            <draw:text-box>
              <text:p text:style-name="P3"><text:span text:style-name="T1">Side cart </text:span><text:span text:style-name="T1">notes</text:span></text:p>
            </draw:text-box>
          </draw:frame>
        </draw:g>
        <draw:g>
          <draw:g>
            <draw:polygon draw:style-name="gr1" draw:text-style-name="P1" draw:layer="layout" svg:width="2.54cm" svg:height="1.905cm" svg:x="18.733cm" svg:y="4.446cm" svg:viewBox="0 0 2541 1906" draw:points="0,1906 2541,1906 2541,0 0,0">
              <text:p/>
            </draw:polygon>
            <draw:polygon draw:style-name="gr2" draw:text-style-name="P2" draw:layer="layout" svg:width="2.54cm" svg:height="1.905cm" svg:x="18.733cm" svg:y="4.446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8.733cm" svg:y="4.446cm">
            <draw:text-box>
              <text:p text:style-name="P3"><text:span text:style-name="T1">Dynamic </text:span><text:span text:style-name="T1">Template </text:span><text:span text:style-name="T1">size</text:span></text:p>
            </draw:text-box>
          </draw:frame>
        </draw:g>
        <draw:g>
          <draw:g>
            <draw:polygon draw:style-name="gr1" draw:text-style-name="P1" draw:layer="layout" svg:width="2.54cm" svg:height="1.905cm" svg:x="18.733cm" svg:y="6.43cm" svg:viewBox="0 0 2541 1906" draw:points="0,1906 2541,1906 2541,0 0,0">
              <text:p/>
            </draw:polygon>
            <draw:polygon draw:style-name="gr2" draw:text-style-name="P2" draw:layer="layout" svg:width="2.54cm" svg:height="1.905cm" svg:x="18.733cm" svg:y="6.43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8.733cm" svg:y="6.43cm">
            <draw:text-box>
              <text:p text:style-name="P3"><text:span text:style-name="T1">Current </text:span></text:p>
            </draw:text-box>
          </draw:frame>
        </draw:g>
        <draw:g>
          <draw:g>
            <draw:polygon draw:style-name="gr1" draw:text-style-name="P1" draw:layer="layout" svg:width="2.54cm" svg:height="1.905cm" svg:x="18.733cm" svg:y="8.415cm" svg:viewBox="0 0 2541 1906" draw:points="0,1906 2541,1906 2541,0 0,0">
              <text:p/>
            </draw:polygon>
            <draw:polygon draw:style-name="gr2" draw:text-style-name="P2" draw:layer="layout" svg:width="2.54cm" svg:height="1.905cm" svg:x="18.733cm" svg:y="8.415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8.733cm" svg:y="8.415cm">
            <draw:text-box>
              <text:p text:style-name="P3"><text:span text:style-name="T1">Upload </text:span><text:span text:style-name="T1">custom </text:span><text:span text:style-name="T1">templates</text:span></text:p>
            </draw:text-box>
          </draw:frame>
        </draw:g>
        <draw:g>
          <draw:g>
            <draw:polygon draw:style-name="gr1" draw:text-style-name="P1" draw:layer="layout" svg:width="2.985cm" svg:height="1.905cm" svg:x="18.288cm" svg:y="10.399cm" svg:viewBox="0 0 2986 1906" draw:points="0,1906 2986,1906 2986,0 0,0">
              <text:p/>
            </draw:polygon>
            <draw:polygon draw:style-name="gr2" draw:text-style-name="P2" draw:layer="layout" svg:width="2.985cm" svg:height="1.905cm" svg:x="18.288cm" svg:y="10.399cm" svg:viewBox="0 0 2986 1906" draw:points="0,1906 2986,1906 2986,0 0,0">
              <text:p/>
            </draw:polygon>
          </draw:g>
          <draw:frame draw:style-name="gr8" draw:text-style-name="P5" draw:layer="layout" svg:width="2.985cm" svg:height="2.057cm" svg:x="18.288cm" svg:y="10.323cm">
            <draw:text-box>
              <text:p text:style-name="P3"><text:span text:style-name="T1">Board </text:span><text:span text:style-name="T1">Permissions</text:span></text:p>
              <text:p text:style-name="P3"><text:span text:style-name="T1">Author- </text:span><text:span text:style-name="T1">contributor </text:span><text:span text:style-name="T1">-viewer – </text:span><text:span text:style-name="T1">admin <text:s/></text:span></text:p>
            </draw:text-box>
          </draw:frame>
        </draw:g>
        <draw:g>
          <draw:g>
            <draw:polygon draw:style-name="gr1" draw:text-style-name="P1" draw:layer="layout" svg:width="4.253cm" svg:height="1.905cm" svg:x="18.733cm" svg:y="12.384cm" svg:viewBox="0 0 4254 1906" draw:points="0,1906 4254,1906 4254,0 0,0">
              <text:p/>
            </draw:polygon>
            <draw:polygon draw:style-name="gr2" draw:text-style-name="P2" draw:layer="layout" svg:width="4.253cm" svg:height="1.905cm" svg:x="18.733cm" svg:y="12.384cm" svg:viewBox="0 0 4254 1906" draw:points="0,1906 4254,1906 4254,0 0,0">
              <text:p/>
            </draw:polygon>
          </draw:g>
          <draw:frame draw:style-name="gr6" draw:text-style-name="P5" draw:layer="layout" svg:width="4.253cm" svg:height="2.453cm" svg:x="18.733cm" svg:y="12.11cm">
            <draw:text-box>
              <text:p text:style-name="P3"><text:span text:style-name="T1">Permission </text:span><text:span text:style-name="T1">Pages – who </text:span><text:span text:style-name="T1">has rights to </text:span><text:span text:style-name="T1">do what to </text:span><text:span text:style-name="T1">what pages </text:span><text:span text:style-name="T1">and or board</text:span></text:p>
            </draw:text-box>
          </draw:frame>
        </draw:g>
        <draw:g>
          <draw:g>
            <draw:polygon draw:style-name="gr1" draw:text-style-name="P1" draw:layer="layout" svg:width="2.54cm" svg:height="1.905cm" svg:x="18.733cm" svg:y="14.368cm" svg:viewBox="0 0 2541 1906" draw:points="0,1906 2541,1906 2541,0 0,0">
              <text:p/>
            </draw:polygon>
            <draw:polygon draw:style-name="gr2" draw:text-style-name="P2" draw:layer="layout" svg:width="2.54cm" svg:height="1.905cm" svg:x="18.733cm" svg:y="14.368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8.733cm" svg:y="14.368cm">
            <draw:text-box>
              <text:p text:style-name="P3"><text:span text:style-name="T1">Account Page</text:span></text:p>
              <text:p text:style-name="P3"><text:span text:style-name="T1">Name – </text:span><text:span text:style-name="T1">Email – </text:span><text:span text:style-name="T1">phone ect..</text:span></text:p>
            </draw:text-box>
          </draw:frame>
        </draw:g>
        <draw:g>
          <draw:g>
            <draw:polygon draw:style-name="gr1" draw:text-style-name="P1" draw:layer="layout" svg:width="2.54cm" svg:height="1.905cm" svg:x="18.733cm" svg:y="16.352cm" svg:viewBox="0 0 2541 1906" draw:points="0,1906 2541,1906 2541,0 0,0">
              <text:p/>
            </draw:polygon>
            <draw:polygon draw:style-name="gr2" draw:text-style-name="P2" draw:layer="layout" svg:width="2.54cm" svg:height="1.905cm" svg:x="18.733cm" svg:y="16.35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8.733cm" svg:y="16.352cm">
            <draw:text-box>
              <text:p text:style-name="P3"><text:span text:style-name="T1">Status on all </text:span><text:span text:style-name="T1">notes</text:span></text:p>
            </draw:text-box>
          </draw:frame>
        </draw:g>
        <draw:g>
          <draw:g>
            <draw:polygon draw:style-name="gr1" draw:text-style-name="P1" draw:layer="layout" svg:width="2.54cm" svg:height="1.905cm" svg:x="18.733cm" svg:y="18.337cm" svg:viewBox="0 0 2541 1906" draw:points="0,1906 2541,1906 2541,0 0,0">
              <text:p/>
            </draw:polygon>
            <draw:polygon draw:style-name="gr2" draw:text-style-name="P2" draw:layer="layout" svg:width="2.54cm" svg:height="1.905cm" svg:x="18.733cm" svg:y="18.337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8.733cm" svg:y="18.337cm">
            <draw:text-box>
              <text:p text:style-name="P3"><text:span text:style-name="T1">Toggle </text:span><text:span text:style-name="T1">reminders on </text:span><text:span text:style-name="T1">or off</text:span></text:p>
            </draw:text-box>
          </draw:frame>
        </draw:g>
        <draw:g>
          <draw:g>
            <draw:polygon draw:style-name="gr1" draw:text-style-name="P1" draw:layer="layout" svg:width="2.54cm" svg:height="1.905cm" svg:x="21.59cm" svg:y="4.446cm" svg:viewBox="0 0 2541 1906" draw:points="0,1906 2541,1906 2541,0 0,0">
              <text:p/>
            </draw:polygon>
            <draw:polygon draw:style-name="gr2" draw:text-style-name="P2" draw:layer="layout" svg:width="2.54cm" svg:height="1.905cm" svg:x="21.59cm" svg:y="4.446cm" svg:viewBox="0 0 2541 1906" draw:points="0,1906 2541,1906 2541,0 0,0">
              <text:p/>
            </draw:polygon>
          </draw:g>
          <draw:frame draw:style-name="gr3" draw:text-style-name="P2" draw:layer="layout" svg:width="2.54cm" svg:height="2.453cm" svg:x="21.59cm" svg:y="4.172cm">
            <draw:text-box>
              <text:p text:style-name="P3"><text:span text:style-name="T1">Print out </text:span></text:p>
              <text:p text:style-name="P3"><text:span text:style-name="T1">8x11 – </text:span><text:span text:style-name="T1">11x17 </text:span><text:span text:style-name="T1">-v11x14 – </text:span><text:span text:style-name="T1">Plotter size </text:span><text:span text:style-name="T1">24x30 or </text:span><text:span text:style-name="T1">bigger</text:span></text:p>
              <text:p text:style-name="P3"><text:span text:style-name="T1"/></text:p>
            </draw:text-box>
          </draw:frame>
        </draw:g>
        <draw:g>
          <draw:g>
            <draw:polygon draw:style-name="gr1" draw:text-style-name="P1" draw:layer="layout" svg:width="2.54cm" svg:height="1.905cm" svg:x="21.59cm" svg:y="6.43cm" svg:viewBox="0 0 2541 1906" draw:points="0,1906 2541,1906 2541,0 0,0">
              <text:p/>
            </draw:polygon>
            <draw:polygon draw:style-name="gr2" draw:text-style-name="P2" draw:layer="layout" svg:width="2.54cm" svg:height="1.905cm" svg:x="21.59cm" svg:y="6.43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1.59cm" svg:y="6.43cm">
            <draw:text-box>
              <text:p text:style-name="P3"><text:span text:style-name="T1">Print to PDF</text:span></text:p>
            </draw:text-box>
          </draw:frame>
        </draw:g>
        <draw:g>
          <draw:g>
            <draw:polygon draw:style-name="gr1" draw:text-style-name="P1" draw:layer="layout" svg:width="2.54cm" svg:height="1.905cm" svg:x="21.59cm" svg:y="8.415cm" svg:viewBox="0 0 2541 1906" draw:points="0,1906 2541,1906 2541,0 0,0">
              <text:p/>
            </draw:polygon>
            <draw:polygon draw:style-name="gr2" draw:text-style-name="P2" draw:layer="layout" svg:width="2.54cm" svg:height="1.905cm" svg:x="21.59cm" svg:y="8.415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1.59cm" svg:y="8.415cm">
            <draw:text-box>
              <text:p text:style-name="P3"><text:span text:style-name="T1">Export to </text:span><text:span text:style-name="T1">Excel</text:span></text:p>
            </draw:text-box>
          </draw:frame>
        </draw:g>
        <draw:g>
          <draw:g>
            <draw:polygon draw:style-name="gr1" draw:text-style-name="P1" draw:layer="layout" svg:width="2.54cm" svg:height="1.905cm" svg:x="21.59cm" svg:y="10.399cm" svg:viewBox="0 0 2541 1906" draw:points="0,1906 2541,1906 2541,0 0,0">
              <text:p/>
            </draw:polygon>
            <draw:polygon draw:style-name="gr2" draw:text-style-name="P2" draw:layer="layout" svg:width="2.54cm" svg:height="1.905cm" svg:x="21.59cm" svg:y="10.39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1.59cm" svg:y="10.399cm">
            <draw:text-box>
              <text:p text:style-name="P3"><text:span text:style-name="T1">Save Boards</text:span></text:p>
            </draw:text-box>
          </draw:frame>
        </draw:g>
        <draw:g>
          <draw:g>
            <draw:polygon draw:style-name="gr1" draw:text-style-name="P1" draw:layer="layout" svg:width="2.54cm" svg:height="1.905cm" svg:x="21.59cm" svg:y="14.368cm" svg:viewBox="0 0 2541 1906" draw:points="0,1906 2541,1906 2541,0 0,0">
              <text:p/>
            </draw:polygon>
            <draw:polygon draw:style-name="gr2" draw:text-style-name="P2" draw:layer="layout" svg:width="2.54cm" svg:height="1.905cm" svg:x="21.59cm" svg:y="14.368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1.59cm" svg:y="14.368cm">
            <draw:text-box>
              <text:p text:style-name="P3"><text:span text:style-name="T1">Archive </text:span><text:span text:style-name="T1">boards</text:span></text:p>
            </draw:text-box>
          </draw:frame>
        </draw:g>
        <draw:g>
          <draw:g>
            <draw:polygon draw:style-name="gr1" draw:text-style-name="P1" draw:layer="layout" svg:width="2.54cm" svg:height="1.905cm" svg:x="21.59cm" svg:y="16.352cm" svg:viewBox="0 0 2541 1906" draw:points="0,1906 2541,1906 2541,0 0,0">
              <text:p/>
            </draw:polygon>
            <draw:polygon draw:style-name="gr2" draw:text-style-name="P2" draw:layer="layout" svg:width="2.54cm" svg:height="1.905cm" svg:x="21.59cm" svg:y="16.35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1.59cm" svg:y="16.352cm">
            <draw:text-box>
              <text:p text:style-name="P3"><text:span text:style-name="T1">Send email </text:span><text:span text:style-name="T1">as reminder </text:span><text:span text:style-name="T1">on task that </text:span><text:span text:style-name="T1">are do</text:span></text:p>
            </draw:text-box>
          </draw:frame>
        </draw:g>
        <draw:g>
          <draw:g>
            <draw:polygon draw:style-name="gr1" draw:text-style-name="P1" draw:layer="layout" svg:width="2.54cm" svg:height="1.905cm" svg:x="21.59cm" svg:y="18.337cm" svg:viewBox="0 0 2541 1906" draw:points="0,1906 2541,1906 2541,0 0,0">
              <text:p/>
            </draw:polygon>
            <draw:polygon draw:style-name="gr2" draw:text-style-name="P2" draw:layer="layout" svg:width="2.54cm" svg:height="1.905cm" svg:x="21.59cm" svg:y="18.337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1.59cm" svg:y="18.337cm">
            <draw:text-box>
              <text:p text:style-name="P3"><text:span text:style-name="T1">Right click </text:span><text:span text:style-name="T1">and copy </text:span><text:span text:style-name="T1">and past task</text:span></text:p>
            </draw:text-box>
          </draw:frame>
        </draw:g>
        <draw:g>
          <draw:g>
            <draw:polygon draw:style-name="gr1" draw:text-style-name="P1" draw:layer="layout" svg:width="2.54cm" svg:height="1.905cm" svg:x="18.733cm" svg:y="20.321cm" svg:viewBox="0 0 2541 1906" draw:points="0,1906 2541,1906 2541,0 0,0">
              <text:p/>
            </draw:polygon>
            <draw:polygon draw:style-name="gr2" draw:text-style-name="P2" draw:layer="layout" svg:width="2.54cm" svg:height="1.905cm" svg:x="18.733cm" svg:y="20.321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8.733cm" svg:y="20.321cm">
            <draw:text-box>
              <text:p text:style-name="P3"><text:span text:style-name="T1">Status on </text:span><text:span text:style-name="T1">past do - </text:span><text:span text:style-name="T1">done</text:span></text:p>
            </draw:text-box>
          </draw:frame>
        </draw:g>
        <draw:g>
          <draw:g>
            <draw:polygon draw:style-name="gr1" draw:text-style-name="P1" draw:layer="layout" svg:width="2.54cm" svg:height="1.905cm" svg:x="21.59cm" svg:y="20.321cm" svg:viewBox="0 0 2541 1906" draw:points="0,1906 2541,1906 2541,0 0,0">
              <text:p/>
            </draw:polygon>
            <draw:polygon draw:style-name="gr2" draw:text-style-name="P2" draw:layer="layout" svg:width="2.54cm" svg:height="1.905cm" svg:x="21.59cm" svg:y="20.321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1.59cm" svg:y="20.321cm">
            <draw:text-box>
              <text:p text:style-name="P3"><text:span text:style-name="T1">Shadow with </text:span><text:span text:style-name="T1">arrow and </text:span><text:span text:style-name="T1">line where it </text:span><text:span text:style-name="T1">task came </text:span><text:span text:style-name="T1">from</text:span></text:p>
            </draw:text-box>
          </draw:frame>
        </draw:g>
        <draw:g>
          <draw:g>
            <draw:polygon draw:style-name="gr1" draw:text-style-name="P1" draw:layer="layout" svg:width="2.54cm" svg:height="1.905cm" svg:x="25.718cm" svg:y="4.446cm" svg:viewBox="0 0 2541 1906" draw:points="0,1906 2541,1906 2541,0 0,0">
              <text:p/>
            </draw:polygon>
            <draw:polygon draw:style-name="gr2" draw:text-style-name="P2" draw:layer="layout" svg:width="2.54cm" svg:height="1.905cm" svg:x="25.718cm" svg:y="4.446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718cm" svg:y="4.446cm">
            <draw:text-box>
              <text:p text:style-name="P3"><text:span text:style-name="T1">Hosted Azure </text:span><text:span text:style-name="T1">or Amazon</text:span></text:p>
            </draw:text-box>
          </draw:frame>
        </draw:g>
        <draw:g>
          <draw:g>
            <draw:polygon draw:style-name="gr1" draw:text-style-name="P1" draw:layer="layout" svg:width="2.54cm" svg:height="1.905cm" svg:x="25.718cm" svg:y="6.43cm" svg:viewBox="0 0 2541 1906" draw:points="0,1906 2541,1906 2541,0 0,0">
              <text:p/>
            </draw:polygon>
            <draw:polygon draw:style-name="gr2" draw:text-style-name="P2" draw:layer="layout" svg:width="2.54cm" svg:height="1.905cm" svg:x="25.718cm" svg:y="6.43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718cm" svg:y="6.43cm">
            <draw:text-box>
              <text:p text:style-name="P3"><text:span text:style-name="T1">Dashboard </text:span><text:span text:style-name="T1">needed for </text:span><text:span text:style-name="T1">each board</text:span></text:p>
            </draw:text-box>
          </draw:frame>
        </draw:g>
        <draw:g>
          <draw:g>
            <draw:polygon draw:style-name="gr1" draw:text-style-name="P1" draw:layer="layout" svg:width="3.366cm" svg:height="1.905cm" svg:x="24.892cm" svg:y="8.415cm" svg:viewBox="0 0 3367 1906" draw:points="0,1906 3367,1906 3367,0 0,0">
              <text:p/>
            </draw:polygon>
            <draw:polygon draw:style-name="gr2" draw:text-style-name="P2" draw:layer="layout" svg:width="3.366cm" svg:height="1.905cm" svg:x="24.892cm" svg:y="8.415cm" svg:viewBox="0 0 3367 1906" draw:points="0,1906 3367,1906 3367,0 0,0">
              <text:p/>
            </draw:polygon>
          </draw:g>
          <draw:frame draw:style-name="gr6" draw:text-style-name="P5" draw:layer="layout" svg:width="3.366cm" svg:height="2.453cm" svg:x="24.892cm" svg:y="8.141cm">
            <draw:text-box>
              <text:p text:style-name="P3"><text:span text:style-name="T1">Toggle to </text:span><text:span text:style-name="T1">switch views</text:span></text:p>
              <text:p text:style-name="P3"><text:span text:style-name="T1">Calendar - <text:s/></text:span><text:span text:style-name="T1">gantt – list – </text:span><text:span text:style-name="T1">notes with </text:span><text:span text:style-name="T1">editing</text:span></text:p>
            </draw:text-box>
          </draw:frame>
        </draw:g>
        <draw:g>
          <draw:g>
            <draw:polygon draw:style-name="gr1" draw:text-style-name="P1" draw:layer="layout" svg:width="2.54cm" svg:height="1.905cm" svg:x="25.718cm" svg:y="10.399cm" svg:viewBox="0 0 2541 1906" draw:points="0,1906 2541,1906 2541,0 0,0">
              <text:p/>
            </draw:polygon>
            <draw:polygon draw:style-name="gr2" draw:text-style-name="P2" draw:layer="layout" svg:width="2.54cm" svg:height="1.905cm" svg:x="25.718cm" svg:y="10.39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718cm" svg:y="10.399cm">
            <draw:text-box>
              <text:p text:style-name="P3"><text:span text:style-name="T1">Version </text:span><text:span text:style-name="T1">layering</text:span></text:p>
            </draw:text-box>
          </draw:frame>
        </draw:g>
        <draw:g>
          <draw:g>
            <draw:polygon draw:style-name="gr1" draw:text-style-name="P1" draw:layer="layout" svg:width="2.54cm" svg:height="1.905cm" svg:x="25.718cm" svg:y="12.384cm" svg:viewBox="0 0 2541 1906" draw:points="0,1906 2541,1906 2541,0 0,0">
              <text:p/>
            </draw:polygon>
            <draw:polygon draw:style-name="gr2" draw:text-style-name="P2" draw:layer="layout" svg:width="2.54cm" svg:height="1.905cm" svg:x="25.718cm" svg:y="12.384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718cm" svg:y="12.384cm">
            <draw:text-box>
              <text:p text:style-name="P3"><text:span text:style-name="T1">Ghosting turn </text:span><text:span text:style-name="T1">on or off</text:span></text:p>
            </draw:text-box>
          </draw:frame>
        </draw:g>
        <draw:g>
          <draw:g>
            <draw:polygon draw:style-name="gr1" draw:text-style-name="P1" draw:layer="layout" svg:width="2.54cm" svg:height="1.905cm" svg:x="25.718cm" svg:y="14.368cm" svg:viewBox="0 0 2541 1906" draw:points="0,1906 2541,1906 2541,0 0,0">
              <text:p/>
            </draw:polygon>
            <draw:polygon draw:style-name="gr2" draw:text-style-name="P2" draw:layer="layout" svg:width="2.54cm" svg:height="1.905cm" svg:x="25.718cm" svg:y="14.368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718cm" svg:y="14.368cm">
            <draw:text-box>
              <text:p text:style-name="P3"><text:span text:style-name="T1">Over due </text:span><text:span text:style-name="T1">alert list on </text:span><text:span text:style-name="T1">side bar</text:span></text:p>
            </draw:text-box>
          </draw:frame>
        </draw:g>
        <draw:g>
          <draw:g>
            <draw:polygon draw:style-name="gr1" draw:text-style-name="P1" draw:layer="layout" svg:width="2.54cm" svg:height="1.905cm" svg:x="25.718cm" svg:y="16.352cm" svg:viewBox="0 0 2541 1906" draw:points="0,1906 2541,1906 2541,0 0,0">
              <text:p/>
            </draw:polygon>
            <draw:polygon draw:style-name="gr2" draw:text-style-name="P2" draw:layer="layout" svg:width="2.54cm" svg:height="1.905cm" svg:x="25.718cm" svg:y="16.35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718cm" svg:y="16.352cm">
            <draw:text-box>
              <text:p text:style-name="P3"><text:span text:style-name="T1">Move view </text:span><text:span text:style-name="T1">on side bar </text:span><text:span text:style-name="T1">with over </text:span><text:span text:style-name="T1">due as a tab</text:span></text:p>
            </draw:text-box>
          </draw:frame>
        </draw:g>
        <draw:g>
          <draw:g>
            <draw:polygon draw:style-name="gr1" draw:text-style-name="P1" draw:layer="layout" svg:width="2.54cm" svg:height="1.905cm" svg:x="14.287cm" svg:y="12.384cm" svg:viewBox="0 0 2541 1906" draw:points="0,1906 2541,1906 2541,0 0,0">
              <text:p/>
            </draw:polygon>
            <draw:polygon draw:style-name="gr2" draw:text-style-name="P2" draw:layer="layout" svg:width="2.54cm" svg:height="1.905cm" svg:x="14.287cm" svg:y="12.384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4.287cm" svg:y="12.384cm">
            <draw:text-box>
              <text:p text:style-name="P3"><text:span text:style-name="T1">Import from </text:span><text:span text:style-name="T1">excel</text:span></text:p>
            </draw:text-box>
          </draw:frame>
        </draw:g>
        <draw:g>
          <draw:g>
            <draw:polygon draw:style-name="gr1" draw:text-style-name="P1" draw:layer="layout" svg:width="2.54cm" svg:height="1.905cm" svg:x="14.287cm" svg:y="14.368cm" svg:viewBox="0 0 2541 1906" draw:points="0,1906 2541,1906 2541,0 0,0">
              <text:p/>
            </draw:polygon>
            <draw:polygon draw:style-name="gr2" draw:text-style-name="P2" draw:layer="layout" svg:width="2.54cm" svg:height="1.905cm" svg:x="14.287cm" svg:y="14.368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4.287cm" svg:y="14.368cm">
            <draw:text-box>
              <text:p text:style-name="P3"><text:span text:style-name="T1">Task version</text:span></text:p>
            </draw:text-box>
          </draw:frame>
        </draw:g>
        <draw:g>
          <draw:g>
            <draw:polygon draw:style-name="gr1" draw:text-style-name="P1" draw:layer="layout" svg:width="2.54cm" svg:height="1.905cm" svg:x="14.287cm" svg:y="16.352cm" svg:viewBox="0 0 2541 1906" draw:points="0,1906 2541,1906 2541,0 0,0">
              <text:p/>
            </draw:polygon>
            <draw:polygon draw:style-name="gr2" draw:text-style-name="P2" draw:layer="layout" svg:width="2.54cm" svg:height="1.905cm" svg:x="14.287cm" svg:y="16.352cm" svg:viewBox="0 0 2541 1906" draw:points="0,1906 2541,1906 2541,0 0,0">
              <text:p/>
            </draw:polygon>
          </draw:g>
          <draw:frame draw:style-name="gr3" draw:text-style-name="P2" draw:layer="layout" svg:width="2.54cm" svg:height="2.057cm" svg:x="14.287cm" svg:y="16.276cm">
            <draw:text-box>
              <text:p text:style-name="P3"><text:span text:style-name="T1">Custom </text:span><text:span text:style-name="T1">toggle </text:span><text:span text:style-name="T1">buttons – </text:span><text:span text:style-name="T1">current </text:span><text:span text:style-name="T1">calendar to </text:span><text:span text:style-name="T1">tree week </text:span><text:span text:style-name="T1">view - <text:s/></text:span></text:p>
            </draw:text-box>
          </draw:frame>
        </draw:g>
        <draw:g>
          <draw:g>
            <draw:polygon draw:style-name="gr1" draw:text-style-name="P1" draw:layer="layout" svg:width="2.54cm" svg:height="1.699cm" svg:x="14.287cm" svg:y="18.543cm" svg:viewBox="0 0 2541 1700" draw:points="0,1700 2541,1700 2541,0 0,0">
              <text:p/>
            </draw:polygon>
            <draw:polygon draw:style-name="gr2" draw:text-style-name="P2" draw:layer="layout" svg:width="2.54cm" svg:height="1.699cm" svg:x="14.287cm" svg:y="18.543cm" svg:viewBox="0 0 2541 1700" draw:points="0,1700 2541,1700 2541,0 0,0">
              <text:p/>
            </draw:polygon>
          </draw:g>
          <draw:frame draw:style-name="gr7" draw:text-style-name="P5" draw:layer="layout" svg:width="2.54cm" svg:height="1.699cm" svg:x="14.287cm" svg:y="18.543cm">
            <draw:text-box>
              <text:p text:style-name="P3"><text:span text:style-name="T1">Side by Side </text:span><text:span text:style-name="T1">view from </text:span><text:span text:style-name="T1">one week to </text:span><text:span text:style-name="T1">the next for </text:span><text:span text:style-name="T1">comparison</text:span></text:p>
            </draw:text-box>
          </draw:frame>
        </draw:g>
        <draw:g>
          <draw:g>
            <draw:polygon draw:style-name="gr1" draw:text-style-name="P1" draw:layer="layout" svg:width="2.54cm" svg:height="1.905cm" svg:x="25.718cm" svg:y="18.337cm" svg:viewBox="0 0 2541 1906" draw:points="0,1906 2541,1906 2541,0 0,0">
              <text:p/>
            </draw:polygon>
            <draw:polygon draw:style-name="gr2" draw:text-style-name="P2" draw:layer="layout" svg:width="2.54cm" svg:height="1.905cm" svg:x="25.718cm" svg:y="18.337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718cm" svg:y="18.337cm">
            <draw:text-box>
              <text:p text:style-name="P3"><text:span text:style-name="T1">Resource </text:span><text:span text:style-name="T1">loading and </text:span><text:span text:style-name="T1">scheduling</text:span></text:p>
            </draw:text-box>
          </draw:frame>
        </draw:g>
        <draw:g>
          <draw:g>
            <draw:polygon draw:style-name="gr1" draw:text-style-name="P1" draw:layer="layout" svg:width="2.54cm" svg:height="1.905cm" svg:x="25.718cm" svg:y="20.321cm" svg:viewBox="0 0 2541 1906" draw:points="0,1906 2541,1906 2541,0 0,0">
              <text:p/>
            </draw:polygon>
            <draw:polygon draw:style-name="gr2" draw:text-style-name="P2" draw:layer="layout" svg:width="2.54cm" svg:height="1.905cm" svg:x="25.718cm" svg:y="20.321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718cm" svg:y="20.321cm">
            <draw:text-box>
              <text:p text:style-name="P3"><text:span text:style-name="T1">Devices</text:span></text:p>
              <text:p text:style-name="P3"><text:span text:style-name="T1">IOS – </text:span><text:span text:style-name="T1">Windows </text:span><text:span text:style-name="T1">mobile – </text:span><text:span text:style-name="T1">Android <text:s/></text:span></text:p>
            </draw:text-box>
          </draw:frame>
        </draw:g>
        <draw:g>
          <draw:g>
            <draw:polygon draw:style-name="gr1" draw:text-style-name="P1" draw:layer="layout" svg:width="2.54cm" svg:height="1.905cm" svg:x="25.718cm" svg:y="22.306cm" svg:viewBox="0 0 2541 1906" draw:points="0,1906 2541,1906 2541,0 0,0">
              <text:p/>
            </draw:polygon>
            <draw:polygon draw:style-name="gr2" draw:text-style-name="P2" draw:layer="layout" svg:width="2.54cm" svg:height="1.905cm" svg:x="25.718cm" svg:y="22.306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718cm" svg:y="22.306cm">
            <draw:text-box>
              <text:p text:style-name="P3"><text:span text:style-name="T1">Optimized </text:span><text:span text:style-name="T1">for the most </text:span><text:span text:style-name="T1">current </text:span><text:span text:style-name="T1">browser</text:span></text:p>
            </draw:text-box>
          </draw:frame>
        </draw:g>
        <draw:g>
          <draw:g>
            <draw:polygon draw:style-name="gr1" draw:text-style-name="P1" draw:layer="layout" svg:width="2.54cm" svg:height="1.905cm" svg:x="21.59cm" svg:y="22.306cm" svg:viewBox="0 0 2541 1906" draw:points="0,1906 2541,1906 2541,0 0,0">
              <text:p/>
            </draw:polygon>
            <draw:polygon draw:style-name="gr2" draw:text-style-name="P2" draw:layer="layout" svg:width="2.54cm" svg:height="1.905cm" svg:x="21.59cm" svg:y="22.306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1.59cm" svg:y="22.306cm">
            <draw:text-box>
              <text:p text:style-name="P3"><text:span text:style-name="T1">Predecessors</text:span></text:p>
            </draw:text-box>
          </draw:frame>
        </draw:g>
        <draw:g>
          <draw:g>
            <draw:polygon draw:style-name="gr1" draw:text-style-name="P1" draw:layer="layout" svg:width="2.54cm" svg:height="1.905cm" svg:x="18.733cm" svg:y="24.29cm" svg:viewBox="0 0 2541 1906" draw:points="0,1906 2541,1906 2541,0 0,0">
              <text:p/>
            </draw:polygon>
            <draw:polygon draw:style-name="gr2" draw:text-style-name="P2" draw:layer="layout" svg:width="2.54cm" svg:height="1.905cm" svg:x="18.733cm" svg:y="24.29cm" svg:viewBox="0 0 2541 1906" draw:points="0,1906 2541,1906 2541,0 0,0">
              <text:p/>
            </draw:polygon>
          </draw:g>
          <draw:frame draw:style-name="gr3" draw:text-style-name="P2" draw:layer="layout" svg:width="2.54cm" svg:height="2.453cm" svg:x="18.733cm" svg:y="24.016cm">
            <draw:text-box>
              <text:p text:style-name="P3"><text:span text:style-name="T1">Master </text:span><text:span text:style-name="T1">boards with </text:span><text:span text:style-name="T1">multiple </text:span><text:span text:style-name="T1">boards <text:s/>that </text:span><text:span text:style-name="T1">roll up to the </text:span><text:span text:style-name="T1">master or </text:span><text:span text:style-name="T1">link to the </text:span><text:span text:style-name="T1">master</text:span></text:p>
            </draw:text-box>
          </draw:frame>
        </draw:g>
        <draw:g>
          <draw:g>
            <draw:polygon draw:style-name="gr4" draw:text-style-name="P4" draw:layer="layout" svg:width="2.54cm" svg:height="1.905cm" svg:x="42.417cm" svg:y="1.143cm" svg:viewBox="0 0 2541 1906" draw:points="0,1906 2541,1906 2541,0 0,0">
              <text:p/>
            </draw:polygon>
            <draw:polygon draw:style-name="gr2" draw:text-style-name="P2" draw:layer="layout" svg:width="2.54cm" svg:height="1.905cm" svg:x="42.417cm" svg:y="1.143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42.417cm" svg:y="1.143cm">
            <draw:text-box>
              <text:p text:style-name="P3"><text:span text:style-name="T1">Current </text:span></text:p>
            </draw:text-box>
          </draw:frame>
        </draw:g>
        <draw:frame draw:style-name="gr5" draw:text-style-name="P2" draw:layer="layout" svg:width="5.362cm" svg:height="0.779cm" svg:x="53.363cm" svg:y="0.25cm">
          <draw:text-box>
            <text:p text:style-name="P3"><text:span text:style-name="T2">Lean </text:span><text:span text:style-name="T2">Sticky </text:span><text:span text:style-name="T2">Notes</text:span></text:p>
          </draw:text-box>
        </draw:frame>
        <draw:g>
          <draw:g>
            <draw:polygon draw:style-name="gr4" draw:text-style-name="P4" draw:layer="layout" svg:width="2.54cm" svg:height="1.905cm" svg:x="46.227cm" svg:y="1.143cm" svg:viewBox="0 0 2541 1906" draw:points="0,1906 2541,1906 2541,0 0,0">
              <text:p/>
            </draw:polygon>
            <draw:polygon draw:style-name="gr2" draw:text-style-name="P2" draw:layer="layout" svg:width="2.54cm" svg:height="1.905cm" svg:x="46.227cm" svg:y="1.143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46.227cm" svg:y="1.143cm">
            <draw:text-box>
              <text:p text:style-name="P3"><text:span text:style-name="T1">Update </text:span><text:span text:style-name="T1">Current UI</text:span></text:p>
            </draw:text-box>
          </draw:frame>
        </draw:g>
        <draw:g>
          <draw:g>
            <draw:polygon draw:style-name="gr4" draw:text-style-name="P4" draw:layer="layout" svg:width="2.54cm" svg:height="1.905cm" svg:x="50.329cm" svg:y="1.239cm" svg:viewBox="0 0 2541 1906" draw:points="0,1906 2541,1906 2541,0 0,0">
              <text:p/>
            </draw:polygon>
            <draw:polygon draw:style-name="gr2" draw:text-style-name="P2" draw:layer="layout" svg:width="2.54cm" svg:height="1.905cm" svg:x="50.329cm" svg:y="1.23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0.329cm" svg:y="1.239cm">
            <draw:text-box>
              <text:p text:style-name="P3"><text:span text:style-name="T1">New Items</text:span></text:p>
            </draw:text-box>
          </draw:frame>
        </draw:g>
        <draw:g>
          <draw:g>
            <draw:polygon draw:style-name="gr4" draw:text-style-name="P4" draw:layer="layout" svg:width="2.54cm" svg:height="1.905cm" svg:x="56.045cm" svg:y="1.239cm" svg:viewBox="0 0 2541 1906" draw:points="0,1906 2541,1906 2541,0 0,0">
              <text:p/>
            </draw:polygon>
            <draw:polygon draw:style-name="gr2" draw:text-style-name="P2" draw:layer="layout" svg:width="2.54cm" svg:height="1.905cm" svg:x="56.045cm" svg:y="1.23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6.045cm" svg:y="1.239cm">
            <draw:text-box>
              <text:p text:style-name="P3"><text:span text:style-name="T1">Function</text:span></text:p>
            </draw:text-box>
          </draw:frame>
        </draw:g>
        <draw:g>
          <draw:g>
            <draw:polygon draw:style-name="gr4" draw:text-style-name="P4" draw:layer="layout" svg:width="2.54cm" svg:height="1.905cm" svg:x="61.76cm" svg:y="1.239cm" svg:viewBox="0 0 2541 1906" draw:points="0,1906 2541,1906 2541,0 0,0">
              <text:p/>
            </draw:polygon>
            <draw:polygon draw:style-name="gr2" draw:text-style-name="P2" draw:layer="layout" svg:width="2.54cm" svg:height="1.905cm" svg:x="61.76cm" svg:y="1.23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61.76cm" svg:y="1.239cm">
            <draw:text-box>
              <text:p text:style-name="P3"><text:span text:style-name="T1">New Ideas</text:span></text:p>
            </draw:text-box>
          </draw:frame>
        </draw:g>
        <draw:g>
          <draw:g>
            <draw:polygon draw:style-name="gr1" draw:text-style-name="P1" draw:layer="layout" svg:width="2.54cm" svg:height="1.905cm" svg:x="42.417cm" svg:y="4cm" svg:viewBox="0 0 2541 1906" draw:points="0,1906 2541,1906 2541,0 0,0">
              <text:p/>
            </draw:polygon>
            <draw:polygon draw:style-name="gr2" draw:text-style-name="P2" draw:layer="layout" svg:width="2.54cm" svg:height="1.905cm" svg:x="42.417cm" svg:y="4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42.417cm" svg:y="4cm">
            <draw:text-box>
              <text:p text:style-name="P3"><text:span text:style-name="T1">Review current </text:span><text:span text:style-name="T1">system</text:span></text:p>
            </draw:text-box>
          </draw:frame>
        </draw:g>
        <draw:g>
          <draw:g>
            <draw:polygon draw:style-name="gr1" draw:text-style-name="P1" draw:layer="layout" svg:width="2.54cm" svg:height="1.143cm" svg:x="68.199cm" svg:y="6.604cm" svg:viewBox="0 0 2541 1144" draw:points="0,1144 2541,1144 2541,0 0,0">
              <text:p/>
            </draw:polygon>
            <draw:polygon draw:style-name="gr2" draw:text-style-name="P2" draw:layer="layout" svg:width="2.54cm" svg:height="1.143cm" svg:x="68.199cm" svg:y="6.604cm" svg:viewBox="0 0 2541 1144" draw:points="0,1144 2541,1144 2541,0 0,0">
              <text:p/>
            </draw:polygon>
          </draw:g>
          <draw:frame draw:style-name="gr9" draw:text-style-name="P5" draw:layer="layout" svg:width="2.54cm" svg:height="1.143cm" svg:x="68.199cm" svg:y="6.604cm">
            <draw:text-box>
              <text:p text:style-name="P3"><text:span text:style-name="T1">Board </text:span><text:span text:style-name="T1">versioning</text:span></text:p>
            </draw:text-box>
          </draw:frame>
        </draw:g>
        <draw:g>
          <draw:g>
            <draw:polygon draw:style-name="gr1" draw:text-style-name="P1" draw:layer="layout" svg:width="2.54cm" svg:height="1.905cm" svg:x="46.101cm" svg:y="5.79cm" svg:viewBox="0 0 2541 1906" draw:points="0,1906 2541,1906 2541,0 0,0">
              <text:p/>
            </draw:polygon>
            <draw:polygon draw:style-name="gr2" draw:text-style-name="P2" draw:layer="layout" svg:width="2.54cm" svg:height="1.905cm" svg:x="46.101cm" svg:y="5.7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46.101cm" svg:y="5.79cm">
            <draw:text-box>
              <text:p text:style-name="P3"><text:span text:style-name="T1">Board </text:span><text:span text:style-name="T1">Reminders</text:span></text:p>
            </draw:text-box>
          </draw:frame>
        </draw:g>
        <draw:g>
          <draw:g>
            <draw:polygon draw:style-name="gr1" draw:text-style-name="P1" draw:layer="layout" svg:width="2.54cm" svg:height="1.905cm" svg:x="50.329cm" svg:y="4.096cm" svg:viewBox="0 0 2541 1906" draw:points="0,1906 2541,1906 2541,0 0,0">
              <text:p/>
            </draw:polygon>
            <draw:polygon draw:style-name="gr2" draw:text-style-name="P2" draw:layer="layout" svg:width="2.54cm" svg:height="1.905cm" svg:x="50.329cm" svg:y="4.096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0.329cm" svg:y="4.096cm">
            <draw:text-box>
              <text:p text:style-name="P3"><text:span text:style-name="T1">Custom Logo </text:span><text:span text:style-name="T1">self </text:span><text:span text:style-name="T1">changeable</text:span></text:p>
            </draw:text-box>
          </draw:frame>
        </draw:g>
        <draw:g>
          <draw:g>
            <draw:polygon draw:style-name="gr1" draw:text-style-name="P1" draw:layer="layout" svg:width="2.54cm" svg:height="1.905cm" svg:x="50.292cm" svg:y="6.096cm" svg:viewBox="0 0 2541 1906" draw:points="0,1906 2541,1906 2541,0 0,0">
              <text:p/>
            </draw:polygon>
            <draw:polygon draw:style-name="gr2" draw:text-style-name="P2" draw:layer="layout" svg:width="2.54cm" svg:height="1.905cm" svg:x="50.292cm" svg:y="6.096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0.292cm" svg:y="6.096cm">
            <draw:text-box>
              <text:p text:style-name="P3"><text:span text:style-name="T1">Assign notes to </text:span><text:span text:style-name="T1">boards</text:span></text:p>
            </draw:text-box>
          </draw:frame>
        </draw:g>
        <draw:g>
          <draw:g>
            <draw:polygon draw:style-name="gr1" draw:text-style-name="P1" draw:layer="layout" svg:width="2.54cm" svg:height="1.905cm" svg:x="50.292cm" svg:y="8.08cm" svg:viewBox="0 0 2541 1906" draw:points="0,1906 2541,1906 2541,0 0,0">
              <text:p/>
            </draw:polygon>
            <draw:polygon draw:style-name="gr2" draw:text-style-name="P2" draw:layer="layout" svg:width="2.54cm" svg:height="1.905cm" svg:x="50.292cm" svg:y="8.08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0.292cm" svg:y="8.08cm">
            <draw:text-box>
              <text:p text:style-name="P3"><text:span text:style-name="T1">Side cart notes</text:span></text:p>
            </draw:text-box>
          </draw:frame>
        </draw:g>
        <draw:g>
          <draw:g>
            <draw:polygon draw:style-name="gr1" draw:text-style-name="P1" draw:layer="layout" svg:width="2.54cm" svg:height="1.905cm" svg:x="54.775cm" svg:y="4.096cm" svg:viewBox="0 0 2541 1906" draw:points="0,1906 2541,1906 2541,0 0,0">
              <text:p/>
            </draw:polygon>
            <draw:polygon draw:style-name="gr2" draw:text-style-name="P2" draw:layer="layout" svg:width="2.54cm" svg:height="1.905cm" svg:x="54.775cm" svg:y="4.096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4.775cm" svg:y="4.096cm">
            <draw:text-box>
              <text:p text:style-name="P3"><text:span text:style-name="T1">Dynamic </text:span><text:span text:style-name="T1">Template size</text:span></text:p>
            </draw:text-box>
          </draw:frame>
        </draw:g>
        <draw:g>
          <draw:g>
            <draw:polygon draw:style-name="gr1" draw:text-style-name="P1" draw:layer="layout" svg:width="2.54cm" svg:height="1.905cm" svg:x="50.165cm" svg:y="10.287cm" svg:viewBox="0 0 2541 1906" draw:points="0,1906 2541,1906 2541,0 0,0">
              <text:p/>
            </draw:polygon>
            <draw:polygon draw:style-name="gr2" draw:text-style-name="P2" draw:layer="layout" svg:width="2.54cm" svg:height="1.905cm" svg:x="50.165cm" svg:y="10.287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0.165cm" svg:y="10.287cm">
            <draw:text-box>
              <text:p text:style-name="P3"><text:span text:style-name="T1">Upload </text:span><text:span text:style-name="T1">custom </text:span><text:span text:style-name="T1">templates</text:span></text:p>
            </draw:text-box>
          </draw:frame>
        </draw:g>
        <draw:g>
          <draw:g>
            <draw:polygon draw:style-name="gr1" draw:text-style-name="P1" draw:layer="layout" svg:width="2.54cm" svg:height="1.905cm" svg:x="50.292cm" svg:y="17.907cm" svg:viewBox="0 0 2541 1906" draw:points="0,1906 2541,1906 2541,0 0,0">
              <text:p/>
            </draw:polygon>
            <draw:polygon draw:style-name="gr2" draw:text-style-name="P2" draw:layer="layout" svg:width="2.54cm" svg:height="1.905cm" svg:x="50.292cm" svg:y="17.907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0.292cm" svg:y="17.907cm">
            <draw:text-box>
              <text:p text:style-name="P3"><text:span text:style-name="T1">Toggle </text:span><text:span text:style-name="T1">reminders on </text:span><text:span text:style-name="T1">or of</text:span></text:p>
            </draw:text-box>
          </draw:frame>
        </draw:g>
        <draw:g>
          <draw:g>
            <draw:polygon draw:style-name="gr1" draw:text-style-name="P1" draw:layer="layout" svg:width="2.54cm" svg:height="1.905cm" svg:x="57.632cm" svg:y="17.987cm" svg:viewBox="0 0 2541 1906" draw:points="0,1906 2541,1906 2541,0 0,0">
              <text:p/>
            </draw:polygon>
            <draw:polygon draw:style-name="gr2" draw:text-style-name="P2" draw:layer="layout" svg:width="2.54cm" svg:height="1.905cm" svg:x="57.632cm" svg:y="17.987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7.632cm" svg:y="17.987cm">
            <draw:text-box>
              <text:p text:style-name="P3"><text:span text:style-name="T1">Right click </text:span><text:span text:style-name="T1">and copy and </text:span><text:span text:style-name="T1">past task</text:span></text:p>
            </draw:text-box>
          </draw:frame>
        </draw:g>
        <draw:g>
          <draw:g>
            <draw:polygon draw:style-name="gr1" draw:text-style-name="P1" draw:layer="layout" svg:width="2.54cm" svg:height="1.905cm" svg:x="57.632cm" svg:y="19.971cm" svg:viewBox="0 0 2541 1906" draw:points="0,1906 2541,1906 2541,0 0,0">
              <text:p/>
            </draw:polygon>
            <draw:polygon draw:style-name="gr2" draw:text-style-name="P2" draw:layer="layout" svg:width="2.54cm" svg:height="1.905cm" svg:x="57.632cm" svg:y="19.971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7.632cm" svg:y="19.971cm">
            <draw:text-box>
              <text:p text:style-name="P3"><text:span text:style-name="T1">Shadow with </text:span><text:span text:style-name="T1">arrow and line </text:span><text:span text:style-name="T1">where it task </text:span><text:span text:style-name="T1">came from</text:span></text:p>
            </draw:text-box>
          </draw:frame>
        </draw:g>
        <draw:g>
          <draw:g>
            <draw:polygon draw:style-name="gr1" draw:text-style-name="P1" draw:layer="layout" svg:width="2.54cm" svg:height="1.905cm" svg:x="66.675cm" svg:y="0.126cm" svg:viewBox="0 0 2541 1906" draw:points="0,1906 2541,1906 2541,0 0,0">
              <text:p/>
            </draw:polygon>
            <draw:polygon draw:style-name="gr2" draw:text-style-name="P2" draw:layer="layout" svg:width="2.54cm" svg:height="1.905cm" svg:x="66.675cm" svg:y="0.126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66.675cm" svg:y="0.126cm">
            <draw:text-box>
              <text:p text:style-name="P3"><text:span text:style-name="T1">Hosted Azure </text:span><text:span text:style-name="T1">or Amazon</text:span></text:p>
            </draw:text-box>
          </draw:frame>
        </draw:g>
        <draw:g>
          <draw:g>
            <draw:polygon draw:style-name="gr1" draw:text-style-name="P1" draw:layer="layout" svg:width="3.34cm" svg:height="1.905cm" svg:x="60.96cm" svg:y="6.08cm" svg:viewBox="0 0 3341 1906" draw:points="0,1906 3341,1906 3341,0 0,0">
              <text:p/>
            </draw:polygon>
            <draw:polygon draw:style-name="gr2" draw:text-style-name="P2" draw:layer="layout" svg:width="3.34cm" svg:height="1.905cm" svg:x="60.96cm" svg:y="6.08cm" svg:viewBox="0 0 3341 1906" draw:points="0,1906 3341,1906 3341,0 0,0">
              <text:p/>
            </draw:polygon>
          </draw:g>
          <draw:frame draw:style-name="gr3" draw:text-style-name="P5" draw:layer="layout" svg:width="3.34cm" svg:height="1.905cm" svg:x="60.96cm" svg:y="6.08cm">
            <draw:text-box>
              <text:p text:style-name="P3"><text:span text:style-name="T1">Dashboard </text:span><text:span text:style-name="T1">needed for </text:span><text:span text:style-name="T1">each board</text:span></text:p>
            </draw:text-box>
          </draw:frame>
        </draw:g>
        <draw:g>
          <draw:g>
            <draw:polygon draw:style-name="gr1" draw:text-style-name="P1" draw:layer="layout" svg:width="3.366cm" svg:height="1.905cm" svg:x="60.934cm" svg:y="8.065cm" svg:viewBox="0 0 3367 1906" draw:points="0,1906 3367,1906 3367,0 0,0">
              <text:p/>
            </draw:polygon>
            <draw:polygon draw:style-name="gr2" draw:text-style-name="P2" draw:layer="layout" svg:width="3.366cm" svg:height="1.905cm" svg:x="60.934cm" svg:y="8.065cm" svg:viewBox="0 0 3367 1906" draw:points="0,1906 3367,1906 3367,0 0,0">
              <text:p/>
            </draw:polygon>
          </draw:g>
          <draw:frame draw:style-name="gr6" draw:text-style-name="P5" draw:layer="layout" svg:width="3.366cm" svg:height="2.453cm" svg:x="60.934cm" svg:y="7.791cm">
            <draw:text-box>
              <text:p text:style-name="P3"><text:span text:style-name="T1">Toggle to </text:span><text:span text:style-name="T1">switch views</text:span></text:p>
              <text:p text:style-name="P3"><text:span text:style-name="T1">Calendar - <text:s/></text:span><text:span text:style-name="T1">gantt – list – </text:span><text:span text:style-name="T1">notes with </text:span><text:span text:style-name="T1">editing</text:span></text:p>
            </draw:text-box>
          </draw:frame>
        </draw:g>
        <draw:g>
          <draw:g>
            <draw:polygon draw:style-name="gr1" draw:text-style-name="P1" draw:layer="layout" svg:width="2.54cm" svg:height="0.889cm" svg:x="68.198cm" svg:y="7.619cm" svg:viewBox="0 0 2541 890" draw:points="0,890 2541,890 2541,0 0,0">
              <text:p/>
            </draw:polygon>
            <draw:polygon draw:style-name="gr2" draw:text-style-name="P2" draw:layer="layout" svg:width="2.54cm" svg:height="0.889cm" svg:x="68.198cm" svg:y="7.619cm" svg:viewBox="0 0 2541 890" draw:points="0,890 2541,890 2541,0 0,0">
              <text:p/>
            </draw:polygon>
          </draw:g>
          <draw:frame draw:style-name="gr10" draw:text-style-name="P5" draw:layer="layout" svg:width="2.54cm" svg:height="0.89cm" svg:x="68.198cm" svg:y="7.619cm">
            <draw:text-box>
              <text:p text:style-name="P3"><text:span text:style-name="T1">Version </text:span><text:span text:style-name="T1">layering</text:span></text:p>
            </draw:text-box>
          </draw:frame>
        </draw:g>
        <draw:g>
          <draw:g>
            <draw:polygon draw:style-name="gr1" draw:text-style-name="P1" draw:layer="layout" svg:width="2.54cm" svg:height="1.905cm" svg:x="68.071cm" svg:y="9.652cm" svg:viewBox="0 0 2541 1906" draw:points="0,1906 2541,1906 2541,0 0,0">
              <text:p/>
            </draw:polygon>
            <draw:polygon draw:style-name="gr2" draw:text-style-name="P2" draw:layer="layout" svg:width="2.54cm" svg:height="1.905cm" svg:x="68.071cm" svg:y="9.65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68.071cm" svg:y="9.652cm">
            <draw:text-box>
              <text:p text:style-name="P3"><text:span text:style-name="T1">Ghosting turn </text:span><text:span text:style-name="T1">on or off</text:span></text:p>
            </draw:text-box>
          </draw:frame>
        </draw:g>
        <draw:g>
          <draw:g>
            <draw:polygon draw:style-name="gr1" draw:text-style-name="P1" draw:layer="layout" svg:width="2.54cm" svg:height="1.905cm" svg:x="61.76cm" svg:y="16.002cm" svg:viewBox="0 0 2541 1906" draw:points="0,1906 2541,1906 2541,0 0,0">
              <text:p/>
            </draw:polygon>
            <draw:polygon draw:style-name="gr2" draw:text-style-name="P2" draw:layer="layout" svg:width="2.54cm" svg:height="1.905cm" svg:x="61.76cm" svg:y="16.00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61.76cm" svg:y="16.002cm">
            <draw:text-box>
              <text:p text:style-name="P3"><text:span text:style-name="T1">Move view </text:span><text:span text:style-name="T1">on side bar </text:span><text:span text:style-name="T1">with over </text:span><text:span text:style-name="T1">due as a tab</text:span></text:p>
            </draw:text-box>
          </draw:frame>
        </draw:g>
        <draw:g>
          <draw:g>
            <draw:polygon draw:style-name="gr1" draw:text-style-name="P1" draw:layer="layout" svg:width="2.54cm" svg:height="1.699cm" svg:x="44.45cm" svg:y="16.207cm" svg:viewBox="0 0 2541 1700" draw:points="0,1700 2541,1700 2541,0 0,0">
              <text:p/>
            </draw:polygon>
            <draw:polygon draw:style-name="gr2" draw:text-style-name="P2" draw:layer="layout" svg:width="2.54cm" svg:height="1.699cm" svg:x="44.45cm" svg:y="16.207cm" svg:viewBox="0 0 2541 1700" draw:points="0,1700 2541,1700 2541,0 0,0">
              <text:p/>
            </draw:polygon>
          </draw:g>
          <draw:frame draw:style-name="gr7" draw:text-style-name="P5" draw:layer="layout" svg:width="2.54cm" svg:height="1.699cm" svg:x="44.45cm" svg:y="16.207cm">
            <draw:text-box>
              <text:p text:style-name="P3"><text:span text:style-name="T1">Side by Side </text:span><text:span text:style-name="T1">view from </text:span><text:span text:style-name="T1">one week to </text:span><text:span text:style-name="T1">the next for </text:span><text:span text:style-name="T1">comparison</text:span></text:p>
            </draw:text-box>
          </draw:frame>
        </draw:g>
        <draw:g>
          <draw:g>
            <draw:polygon draw:style-name="gr1" draw:text-style-name="P1" draw:layer="layout" svg:width="2.54cm" svg:height="1.905cm" svg:x="61.76cm" svg:y="17.987cm" svg:viewBox="0 0 2541 1906" draw:points="0,1906 2541,1906 2541,0 0,0">
              <text:p/>
            </draw:polygon>
            <draw:polygon draw:style-name="gr2" draw:text-style-name="P2" draw:layer="layout" svg:width="2.54cm" svg:height="1.905cm" svg:x="61.76cm" svg:y="17.987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61.76cm" svg:y="17.987cm">
            <draw:text-box>
              <text:p text:style-name="P3"><text:span text:style-name="T1">Resource </text:span><text:span text:style-name="T1">loading and </text:span><text:span text:style-name="T1">scheduling</text:span></text:p>
            </draw:text-box>
          </draw:frame>
        </draw:g>
        <draw:g>
          <draw:g>
            <draw:polygon draw:style-name="gr1" draw:text-style-name="P1" draw:layer="layout" svg:width="2.54cm" svg:height="1.905cm" svg:x="67.055cm" svg:y="18.415cm" svg:viewBox="0 0 2541 1906" draw:points="0,1906 2541,1906 2541,0 0,0">
              <text:p/>
            </draw:polygon>
            <draw:polygon draw:style-name="gr2" draw:text-style-name="P2" draw:layer="layout" svg:width="2.54cm" svg:height="1.905cm" svg:x="67.055cm" svg:y="18.415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67.055cm" svg:y="18.415cm">
            <draw:text-box>
              <text:p text:style-name="P3"><text:span text:style-name="T1">Devices</text:span></text:p>
              <text:p text:style-name="P3"><text:span text:style-name="T1">IOS – </text:span><text:span text:style-name="T1">Windows </text:span><text:span text:style-name="T1">mobile – </text:span><text:span text:style-name="T1">Android <text:s/></text:span></text:p>
            </draw:text-box>
          </draw:frame>
        </draw:g>
        <draw:g>
          <draw:g>
            <draw:polygon draw:style-name="gr1" draw:text-style-name="P1" draw:layer="layout" svg:width="2.54cm" svg:height="1.905cm" svg:x="66.801cm" svg:y="2.285cm" svg:viewBox="0 0 2541 1906" draw:points="0,1906 2541,1906 2541,0 0,0">
              <text:p/>
            </draw:polygon>
            <draw:polygon draw:style-name="gr2" draw:text-style-name="P2" draw:layer="layout" svg:width="2.54cm" svg:height="1.905cm" svg:x="66.801cm" svg:y="2.285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66.801cm" svg:y="2.285cm">
            <draw:text-box>
              <text:p text:style-name="P3"><text:span text:style-name="T1">Optimized </text:span><text:span text:style-name="T1">for the most </text:span><text:span text:style-name="T1">current </text:span><text:span text:style-name="T1">browser</text:span></text:p>
            </draw:text-box>
          </draw:frame>
        </draw:g>
        <draw:g>
          <draw:g>
            <draw:polygon draw:style-name="gr4" draw:text-style-name="P4" draw:layer="layout" svg:width="2.54cm" svg:height="1.905cm" svg:x="42.417cm" svg:y="1.144cm" svg:viewBox="0 0 2541 1906" draw:points="0,1906 2541,1906 2541,0 0,0">
              <text:p/>
            </draw:polygon>
            <draw:polygon draw:style-name="gr2" draw:text-style-name="P2" draw:layer="layout" svg:width="2.54cm" svg:height="1.905cm" svg:x="42.417cm" svg:y="1.144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42.417cm" svg:y="1.144cm">
            <draw:text-box>
              <text:p text:style-name="P3"><text:span text:style-name="T1">Current </text:span></text:p>
            </draw:text-box>
          </draw:frame>
        </draw:g>
        <draw:frame draw:style-name="gr5" draw:text-style-name="P2" draw:layer="layout" svg:width="5.362cm" svg:height="0.779cm" svg:x="53.363cm" svg:y="0.251cm">
          <draw:text-box>
            <text:p text:style-name="P3"><text:span text:style-name="T2">Lean </text:span><text:span text:style-name="T2">Sticky </text:span><text:span text:style-name="T2">Notes</text:span></text:p>
          </draw:text-box>
        </draw:frame>
        <draw:g>
          <draw:g>
            <draw:polygon draw:style-name="gr4" draw:text-style-name="P4" draw:layer="layout" svg:width="2.54cm" svg:height="1.905cm" svg:x="46.227cm" svg:y="1.144cm" svg:viewBox="0 0 2541 1906" draw:points="0,1906 2541,1906 2541,0 0,0">
              <text:p/>
            </draw:polygon>
            <draw:polygon draw:style-name="gr2" draw:text-style-name="P2" draw:layer="layout" svg:width="2.54cm" svg:height="1.905cm" svg:x="46.227cm" svg:y="1.144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46.227cm" svg:y="1.144cm">
            <draw:text-box>
              <text:p text:style-name="P3"><text:span text:style-name="T1">Update </text:span><text:span text:style-name="T1">Current UI</text:span></text:p>
            </draw:text-box>
          </draw:frame>
        </draw:g>
        <draw:g>
          <draw:g>
            <draw:polygon draw:style-name="gr4" draw:text-style-name="P4" draw:layer="layout" svg:width="2.54cm" svg:height="1.905cm" svg:x="50.329cm" svg:y="1.24cm" svg:viewBox="0 0 2541 1906" draw:points="0,1906 2541,1906 2541,0 0,0">
              <text:p/>
            </draw:polygon>
            <draw:polygon draw:style-name="gr2" draw:text-style-name="P2" draw:layer="layout" svg:width="2.54cm" svg:height="1.905cm" svg:x="50.329cm" svg:y="1.24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0.329cm" svg:y="1.24cm">
            <draw:text-box>
              <text:p text:style-name="P3"><text:span text:style-name="T1">New Items</text:span></text:p>
            </draw:text-box>
          </draw:frame>
        </draw:g>
        <draw:g>
          <draw:g>
            <draw:polygon draw:style-name="gr4" draw:text-style-name="P4" draw:layer="layout" svg:width="2.54cm" svg:height="1.905cm" svg:x="56.045cm" svg:y="1.24cm" svg:viewBox="0 0 2541 1906" draw:points="0,1906 2541,1906 2541,0 0,0">
              <text:p/>
            </draw:polygon>
            <draw:polygon draw:style-name="gr2" draw:text-style-name="P2" draw:layer="layout" svg:width="2.54cm" svg:height="1.905cm" svg:x="56.045cm" svg:y="1.24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56.045cm" svg:y="1.24cm">
            <draw:text-box>
              <text:p text:style-name="P3"><text:span text:style-name="T1">Function</text:span></text:p>
            </draw:text-box>
          </draw:frame>
        </draw:g>
        <draw:g>
          <draw:g>
            <draw:polygon draw:style-name="gr4" draw:text-style-name="P4" draw:layer="layout" svg:width="2.54cm" svg:height="1.905cm" svg:x="61.76cm" svg:y="1.24cm" svg:viewBox="0 0 2541 1906" draw:points="0,1906 2541,1906 2541,0 0,0">
              <text:p/>
            </draw:polygon>
            <draw:polygon draw:style-name="gr2" draw:text-style-name="P2" draw:layer="layout" svg:width="2.54cm" svg:height="1.905cm" svg:x="61.76cm" svg:y="1.24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61.76cm" svg:y="1.24cm">
            <draw:text-box>
              <text:p text:style-name="P3"><text:span text:style-name="T1">New Idea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25T20:48:02.605189204</dc:date>
    <dc:description/>
    <dc:language>en-US</dc:language>
    <dc:subject/>
    <dc:title/>
    <meta:creation-date>2017-06-13T12:50:11Z</meta:creation-date>
    <meta:initial-creator>Brian Bouchard</meta:initial-creator>
    <meta:keyword/>
    <meta:generator>LibreOffice/5.1.6.2$Linux_X86_64 LibreOffice_project/10m0$Build-2</meta:generator>
    <meta:editing-duration>PT10M10S</meta:editing-duration>
    <meta:editing-cycles>1</meta:editing-cycles>
    <meta:document-statistic meta:object-count="689"/>
    <meta:user-defined meta:name="category"/>
    <meta:user-defined meta:name="company"/>
  </office:meta>
</office:document-meta>
</file>